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73cm"/>
    </style:style>
    <style:style style:name="co2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117cm"/>
    </style:style>
    <style:style style:name="co1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607cm"/>
    </style:style>
    <style:style style:name="co8" style:family="table-column">
      <style:table-column-properties fo:break-before="auto" style:column-width="0.448cm"/>
    </style:style>
    <style:style style:name="co9" style:family="table-column">
      <style:table-column-properties fo:break-before="auto" style:column-width="0.845cm"/>
    </style:style>
    <style:style style:name="co10" style:family="table-column">
      <style:table-column-properties fo:break-before="auto" style:column-width="1.004cm"/>
    </style:style>
    <style:style style:name="co11" style:family="table-column">
      <style:table-column-properties fo:break-before="auto" style:column-width="7.273cm"/>
    </style:style>
    <style:style style:name="co12" style:family="table-column">
      <style:table-column-properties fo:break-before="auto" style:column-width="0.369cm"/>
    </style:style>
    <style:style style:name="co16" style:family="table-column">
      <style:table-column-properties fo:break-before="auto" style:column-width="1.057cm"/>
    </style:style>
    <style:style style:name="co17" style:family="table-column">
      <style:table-column-properties fo:break-before="auto" style:column-width="7.378cm"/>
    </style:style>
    <style:style style:name="co18" style:family="table-column">
      <style:table-column-properties fo:break-before="auto" style:column-width="0.871cm"/>
    </style:style>
    <style:style style:name="co19" style:family="table-column">
      <style:table-column-properties fo:break-before="auto" style:column-width="3.491cm"/>
    </style:style>
    <style:style style:name="ro4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61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/>
    <style:style style:name="ce33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  <style:map style:condition="cell-content()&gt;0" style:apply-style-name="cf1" style:base-cell-address="Bit2Hex.A1"/>
    </style:style>
    <style:style style:name="ce34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cm"/>
      <style:text-properties style:font-name="Courier New" fo:font-weight="bold" style:font-weight-asian="bold" style:font-weight-complex="bold"/>
    </style:style>
    <style:style style:name="ce35" style:family="table-cell" style:parent-style-name="Default" style:data-style-name="N108">
      <style:table-cell-properties fo:background-color="#ffffcc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  <style:map style:condition="cell-content()&gt;0" style:apply-style-name="cf1" style:base-cell-address="Bit2Hex.A1"/>
    </style:style>
    <style:style style:name="ce16" style:family="table-cell" style:parent-style-name="Default" style:data-style-name="N0">
      <style:table-cell-properties fo:border-bottom="0.088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size="14pt" style:font-size-asian="14pt" style:font-size-complex="14pt"/>
      <style:map style:condition="cell-content()&gt;0" style:apply-style-name="cf1" style:base-cell-address="Bit2Hex.A1"/>
    </style:style>
    <style:style style:name="ce17" style:family="table-cell" style:parent-style-name="Default" style:data-style-name="N0">
      <style:table-cell-properties fo:background-color="#ccff66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font-size="14pt" style:font-size-asian="14pt" style:font-size-complex="14pt"/>
      <style:map style:condition="cell-content()&gt;0" style:apply-style-name="cf1" style:base-cell-address="Bit2Hex.A1"/>
    </style:style>
    <style:style style:name="ce19" style:family="table-cell" style:parent-style-name="Default" style:data-style-name="N0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 fo:margin-left="0cm"/>
      <style:text-properties fo:font-size="14pt" style:font-size-asian="14pt" style:font-size-complex="14pt"/>
      <style:map style:condition="cell-content()&gt;0" style:apply-style-name="cf1" style:base-cell-address="Bit2Hex.A1"/>
    </style:style>
    <style:style style:name="ce20" style:family="table-cell" style:parent-style-name="Default" style:data-style-name="N0">
      <style:table-cell-properties fo:background-color="#66cc00"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 style:data-style-name="N108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 style:data-style-name="N0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2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ourier New"/>
    </style:style>
    <style:style style:name="ce29" style:family="table-cell" style:parent-style-name="Default" style:data-style-name="N0">
      <style:text-properties style:font-name="Courier New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ourier"/>
    </style:style>
    <style:style style:name="ce31" style:family="table-cell" style:parent-style-name="Default" style:data-style-name="N0">
      <style:text-properties style:font-name="Courier"/>
    </style:style>
    <style:style style:name="ce32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  <style:map style:condition="cell-content()&gt;0" style:apply-style-name="cf1" style:base-cell-address="Bit2Hex.A1"/>
    </style:style>
    <style:style style:name="ce37" style:family="table-cell" style:parent-style-name="Default">
      <style:text-properties style:font-name="Courier" fo:font-size="10pt" style:font-size-asian="10pt" style:font-size-complex="10pt"/>
    </style:style>
    <style:style style:name="ce38" style:family="table-cell" style:parent-style-name="Default" style:data-style-name="N0">
      <style:text-properties style:font-name="Courier" fo:font-size="10pt" style:font-size-asian="10pt" style:font-size-complex="10pt"/>
    </style:style>
    <style:style style:name="ce39" style:family="table-cell" style:parent-style-name="Default" style:data-style-name="N0">
      <style:table-cell-properties fo:border-bottom="none" style:text-align-source="fix" style:repeat-content="false" fo:background-color="transparent" fo:border-left="0.088cm solid #000000" fo:border-right="none" fo:border-top="0.088cm solid #000000" style:vertical-align="middle"/>
      <style:paragraph-properties fo:text-align="center" fo:margin-left="0cm"/>
      <style:text-properties style:font-name="Courier" fo:font-size="10pt" style:font-size-asian="10pt" style:font-size-complex="10pt"/>
    </style:style>
    <style:style style:name="ce40" style:family="table-cell" style:parent-style-name="Default" style:data-style-name="N0">
      <style:table-cell-properties fo:border-bottom="none" style:text-align-source="fix" style:repeat-content="false" fo:background-color="transparent" fo:border-left="0.088cm solid #000000" fo:border-right="none" fo:border-top="none" style:vertical-align="middle"/>
      <style:paragraph-properties fo:text-align="center" fo:margin-left="0cm"/>
      <style:text-properties style:font-name="Courier" fo:font-size="10pt" style:font-size-asian="10pt" style:font-size-complex="10pt"/>
    </style:style>
    <style:style style:name="ce41" style:family="table-cell" style:parent-style-name="Default" style:data-style-name="N0">
      <style:table-cell-properties fo:border-bottom="0.088cm solid #000000" style:text-align-source="fix" style:repeat-content="false" fo:background-color="transparent" fo:border-left="0.088cm solid #000000" fo:border-right="none" fo:border-top="none" style:vertical-align="middle"/>
      <style:paragraph-properties fo:text-align="center" fo:margin-left="0cm"/>
      <style:text-properties style:font-name="Courier" fo:font-size="10pt" style:font-size-asian="10pt" style:font-size-complex="10pt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ourier" fo:font-size="10pt" style:font-size-asian="10pt" style:font-size-complex="10pt"/>
    </style:style>
    <style:style style:name="ce43" style:family="table-cell" style:parent-style-name="Default">
      <style:text-properties style:font-name="Courier New"/>
    </style:style>
    <style:style style:name="ce44" style:family="table-cell" style:parent-style-name="Default" style:data-style-name="N0">
      <style:text-properties style:font-name="Courier New" fo:font-size="10pt" style:font-size-asian="10pt" style:font-size-complex="10pt"/>
    </style:style>
    <style:style style:name="ce45" style:family="table-cell" style:parent-style-name="Default" style:data-style-name="N0">
      <style:table-cell-properties fo:background-color="#ff6600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case-sensitive="false" table:search-criteria-must-apply-to-whole-cell="false"/>
      <table:table table:name="Bit2Hex" table:style-name="ta1">
        <table:table-column table:style-name="co6" table:number-columns-repeated="16" table:default-cell-style-name="ce3"/>
        <table:table-column table:style-name="co2" table:default-cell-style-name="ce3"/>
        <table:table-column table:style-name="co8" table:default-cell-style-name="ce23"/>
        <table:table-column table:style-name="co9" table:number-columns-repeated="2" table:default-cell-style-name="ce3"/>
        <table:table-column table:style-name="co10" table:default-cell-style-name="ce15"/>
        <table:table-column table:style-name="co10" table:default-cell-style-name="ce3"/>
        <table:table-column table:style-name="co11" table:default-cell-style-name="ce29"/>
        <table:table-column table:style-name="co7" table:default-cell-style-name="ce31"/>
        <table:table-column table:style-name="co7" table:number-columns-repeated="1000" table:default-cell-style-name="ce3"/>
        <table:table-row table:style-name="ro6">
          <table:table-cell table:number-columns-repeated="4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1" table:style-name="ce12" office:value-type="float" office:value="0">
            <text:p>0</text:p>
          </table:table-cell>
          <table:table-cell table:style-name="ce20"/>
          <table:table-cell table:style-name="ce21"/>
          <table:table-cell table:style-name="ce24" table:formula="of:=128*[.A1]+64*[.B1]+32*[.C1]+16*[.D1]+8*[.E1]+4*[.F1]+2*[.G1]+[.H1]" office:value-type="float" office:value="0">
            <text:p>0</text:p>
          </table:table-cell>
          <table:table-cell table:style-name="ce24" table:formula="of:=128*[.I1]+64*[.J1]+32*[.K1]+16*[.L1]+8*[.M1]+4*[.N1]+2*[.O1]+[.P1]" office:value-type="float" office:value="0">
            <text:p>0</text:p>
          </table:table-cell>
          <table:table-cell table:style-name="ce25" table:formula="of:=DEC2HEX([.S1])" office:value-type="string" office:string-value="0">
            <text:p>0</text:p>
          </table:table-cell>
          <table:table-cell table:style-name="ce25" table:formula="of:=DEC2HEX([.T1])" office:value-type="string" office:string-value="0">
            <text:p>0</text:p>
          </table:table-cell>
          <table:table-cell table:style-name="ce26" table:formula="of:=&quot; 0x&quot;&amp;IF(LEN([.U1])=1;&quot;0&quot;&amp;TEXT([.U1];&quot;0&quot;);[.U1])&amp;&quot;, 0x&quot;&amp;IF(LEN([.V1])=1;&quot;0&quot;&amp;TEXT([.V1];&quot;0&quot;);[.V1])&amp;&quot;, // &quot;&amp;SUBSTITUTE(SUBSTITUTE(DEC2BIN([.S1];8);&quot;0&quot;;&quot;.&quot;);&quot;1&quot;;&quot;#&quot;)&amp;SUBSTITUTE(SUBSTITUTE(DEC2BIN([.T1];8);&quot;0&quot;;&quot;.&quot;);&quot;1&quot;;&quot;#&quot;)" office:value-type="string" office:string-value=" 0x00, 0x00, // ................">
            <text:p><text:s/>0x00, 0x00, // ................</text:p>
          </table:table-cell>
          <table:table-cell table:style-name="Default"/>
          <table:table-cell table:style-name="ce6" table:number-columns-repeated="1000"/>
        </table:table-row>
        <table:table-row table:style-name="ro6">
          <table:table-cell table:number-columns-repeated="4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1" table:style-name="ce12" office:value-type="float" office:value="0">
            <text:p>0</text:p>
          </table:table-cell>
          <table:table-cell table:style-name="ce20"/>
          <table:table-cell table:style-name="ce21"/>
          <table:table-cell table:style-name="ce24" table:formula="of:=128*[.A2]+64*[.B2]+32*[.C2]+16*[.D2]+8*[.E2]+4*[.F2]+2*[.G2]+[.H2]" office:value-type="float" office:value="0">
            <text:p>0</text:p>
          </table:table-cell>
          <table:table-cell table:style-name="ce24" table:formula="of:=128*[.I2]+64*[.J2]+32*[.K2]+16*[.L2]+8*[.M2]+4*[.N2]+2*[.O2]+[.P2]" office:value-type="float" office:value="0">
            <text:p>0</text:p>
          </table:table-cell>
          <table:table-cell table:style-name="ce25" table:formula="of:=DEC2HEX([.S2])" office:value-type="string" office:string-value="0">
            <text:p>0</text:p>
          </table:table-cell>
          <table:table-cell table:style-name="ce25" table:formula="of:=DEC2HEX([.T2])" office:value-type="string" office:string-value="0">
            <text:p>0</text:p>
          </table:table-cell>
          <table:table-cell table:style-name="ce26" table:formula="of:=&quot; 0x&quot;&amp;IF(LEN([.U2])=1;&quot;0&quot;&amp;TEXT([.U2];&quot;0&quot;);[.U2])&amp;&quot;, 0x&quot;&amp;IF(LEN([.V2])=1;&quot;0&quot;&amp;TEXT([.V2];&quot;0&quot;);[.V2])&amp;&quot;, // &quot;&amp;SUBSTITUTE(SUBSTITUTE(DEC2BIN([.S2];8);&quot;0&quot;;&quot;.&quot;);&quot;1&quot;;&quot;#&quot;)&amp;SUBSTITUTE(SUBSTITUTE(DEC2BIN([.T2];8);&quot;0&quot;;&quot;.&quot;);&quot;1&quot;;&quot;#&quot;)" office:value-type="string" office:string-value=" 0x00, 0x00, // ................">
            <text:p><text:s/>0x00, 0x00, // .........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4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1" table:style-name="ce12" office:value-type="float" office:value="0">
            <text:p>0</text:p>
          </table:table-cell>
          <table:table-cell table:style-name="ce17"/>
          <table:table-cell table:style-name="ce21"/>
          <table:table-cell table:style-name="ce24" table:formula="of:=128*[.A3]+64*[.B3]+32*[.C3]+16*[.D3]+8*[.E3]+4*[.F3]+2*[.G3]+[.H3]" office:value-type="float" office:value="0">
            <text:p>0</text:p>
          </table:table-cell>
          <table:table-cell table:style-name="ce24" table:formula="of:=128*[.I3]+64*[.J3]+32*[.K3]+16*[.L3]+8*[.M3]+4*[.N3]+2*[.O3]+[.P3]" office:value-type="float" office:value="0">
            <text:p>0</text:p>
          </table:table-cell>
          <table:table-cell table:style-name="ce25" table:formula="of:=DEC2HEX([.S3])" office:value-type="string" office:string-value="0">
            <text:p>0</text:p>
          </table:table-cell>
          <table:table-cell table:style-name="ce25" table:formula="of:=DEC2HEX([.T3])" office:value-type="string" office:string-value="0">
            <text:p>0</text:p>
          </table:table-cell>
          <table:table-cell table:style-name="ce26" table:formula="of:=&quot; 0x&quot;&amp;IF(LEN([.U3])=1;&quot;0&quot;&amp;TEXT([.U3];&quot;0&quot;);[.U3])&amp;&quot;, 0x&quot;&amp;IF(LEN([.V3])=1;&quot;0&quot;&amp;TEXT([.V3];&quot;0&quot;);[.V3])&amp;&quot;, // &quot;&amp;SUBSTITUTE(SUBSTITUTE(DEC2BIN([.S3];8);&quot;0&quot;;&quot;.&quot;);&quot;1&quot;;&quot;#&quot;)&amp;SUBSTITUTE(SUBSTITUTE(DEC2BIN([.T3];8);&quot;0&quot;;&quot;.&quot;);&quot;1&quot;;&quot;#&quot;)" office:value-type="string" office:string-value=" 0x00, 0x00, // ................">
            <text:p><text:s/>0x00, 0x00, // .........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4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1" table:style-name="ce12" office:value-type="float" office:value="0">
            <text:p>0</text:p>
          </table:table-cell>
          <table:table-cell table:style-name="ce17"/>
          <table:table-cell table:style-name="ce21"/>
          <table:table-cell table:style-name="ce24" table:formula="of:=128*[.A4]+64*[.B4]+32*[.C4]+16*[.D4]+8*[.E4]+4*[.F4]+2*[.G4]+[.H4]" office:value-type="float" office:value="0">
            <text:p>0</text:p>
          </table:table-cell>
          <table:table-cell table:style-name="ce24" table:formula="of:=128*[.I4]+64*[.J4]+32*[.K4]+16*[.L4]+8*[.M4]+4*[.N4]+2*[.O4]+[.P4]" office:value-type="float" office:value="0">
            <text:p>0</text:p>
          </table:table-cell>
          <table:table-cell table:style-name="ce25" table:formula="of:=DEC2HEX([.S4])" office:value-type="string" office:string-value="0">
            <text:p>0</text:p>
          </table:table-cell>
          <table:table-cell table:style-name="ce25" table:formula="of:=DEC2HEX([.T4])" office:value-type="string" office:string-value="0">
            <text:p>0</text:p>
          </table:table-cell>
          <table:table-cell table:style-name="ce26" table:formula="of:=&quot; 0x&quot;&amp;IF(LEN([.U4])=1;&quot;0&quot;&amp;TEXT([.U4];&quot;0&quot;);[.U4])&amp;&quot;, 0x&quot;&amp;IF(LEN([.V4])=1;&quot;0&quot;&amp;TEXT([.V4];&quot;0&quot;);[.V4])&amp;&quot;, // &quot;&amp;SUBSTITUTE(SUBSTITUTE(DEC2BIN([.S4];8);&quot;0&quot;;&quot;.&quot;);&quot;1&quot;;&quot;#&quot;)&amp;SUBSTITUTE(SUBSTITUTE(DEC2BIN([.T4];8);&quot;0&quot;;&quot;.&quot;);&quot;1&quot;;&quot;#&quot;)" office:value-type="string" office:string-value=" 0x00, 0x00, // ................">
            <text:p><text:s/>0x00, 0x00, // .........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4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1" table:style-name="ce12" office:value-type="float" office:value="0">
            <text:p>0</text:p>
          </table:table-cell>
          <table:table-cell table:style-name="ce17"/>
          <table:table-cell table:style-name="ce21"/>
          <table:table-cell table:style-name="ce24" table:formula="of:=128*[.A5]+64*[.B5]+32*[.C5]+16*[.D5]+8*[.E5]+4*[.F5]+2*[.G5]+[.H5]" office:value-type="float" office:value="0">
            <text:p>0</text:p>
          </table:table-cell>
          <table:table-cell table:style-name="ce24" table:formula="of:=128*[.I5]+64*[.J5]+32*[.K5]+16*[.L5]+8*[.M5]+4*[.N5]+2*[.O5]+[.P5]" office:value-type="float" office:value="0">
            <text:p>0</text:p>
          </table:table-cell>
          <table:table-cell table:style-name="ce25" table:formula="of:=DEC2HEX([.S5])" office:value-type="string" office:string-value="0">
            <text:p>0</text:p>
          </table:table-cell>
          <table:table-cell table:style-name="ce25" table:formula="of:=DEC2HEX([.T5])" office:value-type="string" office:string-value="0">
            <text:p>0</text:p>
          </table:table-cell>
          <table:table-cell table:style-name="ce26" table:formula="of:=&quot; 0x&quot;&amp;IF(LEN([.U5])=1;&quot;0&quot;&amp;TEXT([.U5];&quot;0&quot;);[.U5])&amp;&quot;, 0x&quot;&amp;IF(LEN([.V5])=1;&quot;0&quot;&amp;TEXT([.V5];&quot;0&quot;);[.V5])&amp;&quot;, // &quot;&amp;SUBSTITUTE(SUBSTITUTE(DEC2BIN([.S5];8);&quot;0&quot;;&quot;.&quot;);&quot;1&quot;;&quot;#&quot;)&amp;SUBSTITUTE(SUBSTITUTE(DEC2BIN([.T5];8);&quot;0&quot;;&quot;.&quot;);&quot;1&quot;;&quot;#&quot;)" office:value-type="string" office:string-value=" 0x00, 0x00, // ................">
            <text:p><text:s/>0x00, 0x00, // .........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10" table:style-name="ce12" office:value-type="float" office:value="0">
            <text:p>0</text:p>
          </table:table-cell>
          <table:table-cell table:style-name="ce6"/>
          <table:table-cell table:style-name="ce21"/>
          <table:table-cell table:style-name="ce24" table:formula="of:=128*[.A6]+64*[.B6]+32*[.C6]+16*[.D6]+8*[.E6]+4*[.F6]+2*[.G6]+[.H6]" office:value-type="float" office:value="28">
            <text:p>28</text:p>
          </table:table-cell>
          <table:table-cell table:style-name="ce24" table:formula="of:=128*[.I6]+64*[.J6]+32*[.K6]+16*[.L6]+8*[.M6]+4*[.N6]+2*[.O6]+[.P6]" office:value-type="float" office:value="0">
            <text:p>0</text:p>
          </table:table-cell>
          <table:table-cell table:style-name="ce25" table:formula="of:=DEC2HEX([.S6])" office:value-type="string" office:string-value="1C">
            <text:p>1C</text:p>
          </table:table-cell>
          <table:table-cell table:style-name="ce25" table:formula="of:=DEC2HEX([.T6])" office:value-type="string" office:string-value="0">
            <text:p>0</text:p>
          </table:table-cell>
          <table:table-cell table:style-name="ce26" table:formula="of:=&quot; 0x&quot;&amp;IF(LEN([.U6])=1;&quot;0&quot;&amp;TEXT([.U6];&quot;0&quot;);[.U6])&amp;&quot;, 0x&quot;&amp;IF(LEN([.V6])=1;&quot;0&quot;&amp;TEXT([.V6];&quot;0&quot;);[.V6])&amp;&quot;, // &quot;&amp;SUBSTITUTE(SUBSTITUTE(DEC2BIN([.S6];8);&quot;0&quot;;&quot;.&quot;);&quot;1&quot;;&quot;#&quot;)&amp;SUBSTITUTE(SUBSTITUTE(DEC2BIN([.T6];8);&quot;0&quot;;&quot;.&quot;);&quot;1&quot;;&quot;#&quot;)" office:value-type="string" office:string-value=" 0x1C, 0x00, // ...###..........">
            <text:p><text:s/>0x1C, 0x00, // ...###...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style-name="ce12" office:value-type="float" office:value="0">
            <text:p>0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3" table:style-name="ce12" office:value-type="float" office:value="1">
            <text:p>1</text:p>
          </table:table-cell>
          <table:table-cell table:number-columns-repeated="8" table:style-name="ce12" office:value-type="float" office:value="0">
            <text:p>0</text:p>
          </table:table-cell>
          <table:table-cell table:style-name="ce6"/>
          <table:table-cell table:style-name="ce21"/>
          <table:table-cell table:style-name="ce24" table:formula="of:=128*[.A7]+64*[.B7]+32*[.C7]+16*[.D7]+8*[.E7]+4*[.F7]+2*[.G7]+[.H7]" office:value-type="float" office:value="127">
            <text:p>127</text:p>
          </table:table-cell>
          <table:table-cell table:style-name="ce24" table:formula="of:=128*[.I7]+64*[.J7]+32*[.K7]+16*[.L7]+8*[.M7]+4*[.N7]+2*[.O7]+[.P7]" office:value-type="float" office:value="0">
            <text:p>0</text:p>
          </table:table-cell>
          <table:table-cell table:style-name="ce25" table:formula="of:=DEC2HEX([.S7])" office:value-type="string" office:string-value="7F">
            <text:p>7F</text:p>
          </table:table-cell>
          <table:table-cell table:style-name="ce25" table:formula="of:=DEC2HEX([.T7])" office:value-type="string" office:string-value="0">
            <text:p>0</text:p>
          </table:table-cell>
          <table:table-cell table:style-name="ce26" table:formula="of:=&quot; 0x&quot;&amp;IF(LEN([.U7])=1;&quot;0&quot;&amp;TEXT([.U7];&quot;0&quot;);[.U7])&amp;&quot;, 0x&quot;&amp;IF(LEN([.V7])=1;&quot;0&quot;&amp;TEXT([.V7];&quot;0&quot;);[.V7])&amp;&quot;, // &quot;&amp;SUBSTITUTE(SUBSTITUTE(DEC2BIN([.S7];8);&quot;0&quot;;&quot;.&quot;);&quot;1&quot;;&quot;#&quot;)&amp;SUBSTITUTE(SUBSTITUTE(DEC2BIN([.T7];8);&quot;0&quot;;&quot;.&quot;);&quot;1&quot;;&quot;#&quot;)" office:value-type="string" office:string-value=" 0x7F, 0x00, // .#######........">
            <text:p><text:s/>0x7F, 0x00, // .#######.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8" table:style-name="ce12" office:value-type="float" office:value="0">
            <text:p>0</text:p>
          </table:table-cell>
          <table:table-cell table:style-name="ce6"/>
          <table:table-cell table:style-name="ce21"/>
          <table:table-cell table:style-name="ce24" table:formula="of:=128*[.A8]+64*[.B8]+32*[.C8]+16*[.D8]+8*[.E8]+4*[.F8]+2*[.G8]+[.H8]" office:value-type="float" office:value="99">
            <text:p>99</text:p>
          </table:table-cell>
          <table:table-cell table:style-name="ce24" table:formula="of:=128*[.I8]+64*[.J8]+32*[.K8]+16*[.L8]+8*[.M8]+4*[.N8]+2*[.O8]+[.P8]" office:value-type="float" office:value="0">
            <text:p>0</text:p>
          </table:table-cell>
          <table:table-cell table:style-name="ce25" table:formula="of:=DEC2HEX([.S8])" office:value-type="string" office:string-value="63">
            <text:p>63</text:p>
          </table:table-cell>
          <table:table-cell table:style-name="ce25" table:formula="of:=DEC2HEX([.T8])" office:value-type="string" office:string-value="0">
            <text:p>0</text:p>
          </table:table-cell>
          <table:table-cell table:style-name="ce26" table:formula="of:=&quot; 0x&quot;&amp;IF(LEN([.U8])=1;&quot;0&quot;&amp;TEXT([.U8];&quot;0&quot;);[.U8])&amp;&quot;, 0x&quot;&amp;IF(LEN([.V8])=1;&quot;0&quot;&amp;TEXT([.V8];&quot;0&quot;);[.V8])&amp;&quot;, // &quot;&amp;SUBSTITUTE(SUBSTITUTE(DEC2BIN([.S8];8);&quot;0&quot;;&quot;.&quot;);&quot;1&quot;;&quot;#&quot;)&amp;SUBSTITUTE(SUBSTITUTE(DEC2BIN([.T8];8);&quot;0&quot;;&quot;.&quot;);&quot;1&quot;;&quot;#&quot;)" office:value-type="string" office:string-value=" 0x63, 0x00, // .##...##........">
            <text:p><text:s/>0x63, 0x00, // .##...##.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4"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7" table:style-name="ce12" office:value-type="float" office:value="0">
            <text:p>0</text:p>
          </table:table-cell>
          <table:table-cell table:style-name="ce6"/>
          <table:table-cell table:style-name="ce21"/>
          <table:table-cell table:style-name="ce24" table:formula="of:=128*[.A9]+64*[.B9]+32*[.C9]+16*[.D9]+8*[.E9]+4*[.F9]+2*[.G9]+[.H9]" office:value-type="float" office:value="255">
            <text:p>255</text:p>
          </table:table-cell>
          <table:table-cell table:style-name="ce24" table:formula="of:=128*[.I9]+64*[.J9]+32*[.K9]+16*[.L9]+8*[.M9]+4*[.N9]+2*[.O9]+[.P9]" office:value-type="float" office:value="128">
            <text:p>128</text:p>
          </table:table-cell>
          <table:table-cell table:style-name="ce25" table:formula="of:=DEC2HEX([.S9])" office:value-type="string" office:string-value="FF">
            <text:p>FF</text:p>
          </table:table-cell>
          <table:table-cell table:style-name="ce25" table:formula="of:=DEC2HEX([.T9])" office:value-type="string" office:string-value="80">
            <text:p>80</text:p>
          </table:table-cell>
          <table:table-cell table:style-name="ce26" table:formula="of:=&quot; 0x&quot;&amp;IF(LEN([.U9])=1;&quot;0&quot;&amp;TEXT([.U9];&quot;0&quot;);[.U9])&amp;&quot;, 0x&quot;&amp;IF(LEN([.V9])=1;&quot;0&quot;&amp;TEXT([.V9];&quot;0&quot;);[.V9])&amp;&quot;, // &quot;&amp;SUBSTITUTE(SUBSTITUTE(DEC2BIN([.S9];8);&quot;0&quot;;&quot;.&quot;);&quot;1&quot;;&quot;#&quot;)&amp;SUBSTITUTE(SUBSTITUTE(DEC2BIN([.T9];8);&quot;0&quot;;&quot;.&quot;);&quot;1&quot;;&quot;#&quot;)" office:value-type="string" office:string-value=" 0xFF, 0x80, // #########.......">
            <text:p><text:s/>0xFF, 0x80, // #########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4"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7" table:style-name="ce12" office:value-type="float" office:value="0">
            <text:p>0</text:p>
          </table:table-cell>
          <table:table-cell table:style-name="ce6"/>
          <table:table-cell table:style-name="ce21"/>
          <table:table-cell table:style-name="ce24" table:formula="of:=128*[.A10]+64*[.B10]+32*[.C10]+16*[.D10]+8*[.E10]+4*[.F10]+2*[.G10]+[.H10]" office:value-type="float" office:value="255">
            <text:p>255</text:p>
          </table:table-cell>
          <table:table-cell table:style-name="ce24" table:formula="of:=128*[.I10]+64*[.J10]+32*[.K10]+16*[.L10]+8*[.M10]+4*[.N10]+2*[.O10]+[.P10]" office:value-type="float" office:value="128">
            <text:p>128</text:p>
          </table:table-cell>
          <table:table-cell table:style-name="ce25" table:formula="of:=DEC2HEX([.S10])" office:value-type="string" office:string-value="FF">
            <text:p>FF</text:p>
          </table:table-cell>
          <table:table-cell table:style-name="ce25" table:formula="of:=DEC2HEX([.T10])" office:value-type="string" office:string-value="80">
            <text:p>80</text:p>
          </table:table-cell>
          <table:table-cell table:style-name="ce26" table:formula="of:=&quot; 0x&quot;&amp;IF(LEN([.U10])=1;&quot;0&quot;&amp;TEXT([.U10];&quot;0&quot;);[.U10])&amp;&quot;, 0x&quot;&amp;IF(LEN([.V10])=1;&quot;0&quot;&amp;TEXT([.V10];&quot;0&quot;);[.V10])&amp;&quot;, // &quot;&amp;SUBSTITUTE(SUBSTITUTE(DEC2BIN([.S10];8);&quot;0&quot;;&quot;.&quot;);&quot;1&quot;;&quot;#&quot;)&amp;SUBSTITUTE(SUBSTITUTE(DEC2BIN([.T10];8);&quot;0&quot;;&quot;.&quot;);&quot;1&quot;;&quot;#&quot;)" office:value-type="string" office:string-value=" 0xFF, 0x80, // #########.......">
            <text:p><text:s/>0xFF, 0x80, // #########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2" table:style-name="ce12" office:value-type="float" office:value="1">
            <text:p>1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1" table:style-name="ce12" office:value-type="float" office:value="0">
            <text:p>0</text:p>
          </table:table-cell>
          <table:table-cell table:style-name="ce6"/>
          <table:table-cell table:style-name="ce21"/>
          <table:table-cell table:style-name="ce24" table:formula="of:=128*[.A11]+64*[.B11]+32*[.C11]+16*[.D11]+8*[.E11]+4*[.F11]+2*[.G11]+[.H11]" office:value-type="float" office:value="192">
            <text:p>192</text:p>
          </table:table-cell>
          <table:table-cell table:style-name="ce24" table:formula="of:=128*[.I11]+64*[.J11]+32*[.K11]+16*[.L11]+8*[.M11]+4*[.N11]+2*[.O11]+[.P11]" office:value-type="float" office:value="0">
            <text:p>0</text:p>
          </table:table-cell>
          <table:table-cell table:style-name="ce25" table:formula="of:=DEC2HEX([.S11])" office:value-type="string" office:string-value="C0">
            <text:p>C0</text:p>
          </table:table-cell>
          <table:table-cell table:style-name="ce25" table:formula="of:=DEC2HEX([.T11])" office:value-type="string" office:string-value="0">
            <text:p>0</text:p>
          </table:table-cell>
          <table:table-cell table:style-name="ce26" table:formula="of:=&quot; 0x&quot;&amp;IF(LEN([.U11])=1;&quot;0&quot;&amp;TEXT([.U11];&quot;0&quot;);[.U11])&amp;&quot;, 0x&quot;&amp;IF(LEN([.V11])=1;&quot;0&quot;&amp;TEXT([.V11];&quot;0&quot;);[.V11])&amp;&quot;, // &quot;&amp;SUBSTITUTE(SUBSTITUTE(DEC2BIN([.S11];8);&quot;0&quot;;&quot;.&quot;);&quot;1&quot;;&quot;#&quot;)&amp;SUBSTITUTE(SUBSTITUTE(DEC2BIN([.T11];8);&quot;0&quot;;&quot;.&quot;);&quot;1&quot;;&quot;#&quot;)" office:value-type="string" office:string-value=" 0xC0, 0x00, // ##..............">
            <text:p><text:s/>0xC0, 0x00, // ##.......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number-columns-repeated="2" table:style-name="ce12" office:value-type="float" office:value="1">
            <text:p>1</text:p>
          </table:table-cell>
          <table:table-cell table:number-columns-repeated="7" table:style-name="ce12" office:value-type="float" office:value="0">
            <text:p>0</text:p>
          </table:table-cell>
          <table:table-cell table:style-name="ce6"/>
          <table:table-cell table:style-name="ce21"/>
          <table:table-cell table:style-name="ce24" table:formula="of:=128*[.A12]+64*[.B12]+32*[.C12]+16*[.D12]+8*[.E12]+4*[.F12]+2*[.G12]+[.H12]" office:value-type="float" office:value="97">
            <text:p>97</text:p>
          </table:table-cell>
          <table:table-cell table:style-name="ce24" table:formula="of:=128*[.I12]+64*[.J12]+32*[.K12]+16*[.L12]+8*[.M12]+4*[.N12]+2*[.O12]+[.P12]" office:value-type="float" office:value="128">
            <text:p>128</text:p>
          </table:table-cell>
          <table:table-cell table:style-name="ce25" table:formula="of:=DEC2HEX([.S12])" office:value-type="string" office:string-value="61">
            <text:p>61</text:p>
          </table:table-cell>
          <table:table-cell table:style-name="ce25" table:formula="of:=DEC2HEX([.T12])" office:value-type="string" office:string-value="80">
            <text:p>80</text:p>
          </table:table-cell>
          <table:table-cell table:style-name="ce26" table:formula="of:=&quot; 0x&quot;&amp;IF(LEN([.U12])=1;&quot;0&quot;&amp;TEXT([.U12];&quot;0&quot;);[.U12])&amp;&quot;, 0x&quot;&amp;IF(LEN([.V12])=1;&quot;0&quot;&amp;TEXT([.V12];&quot;0&quot;);[.V12])&amp;&quot;, // &quot;&amp;SUBSTITUTE(SUBSTITUTE(DEC2BIN([.S12];8);&quot;0&quot;;&quot;.&quot;);&quot;1&quot;;&quot;#&quot;)&amp;SUBSTITUTE(SUBSTITUTE(DEC2BIN([.T12];8);&quot;0&quot;;&quot;.&quot;);&quot;1&quot;;&quot;#&quot;)" office:value-type="string" office:string-value=" 0x61, 0x80, // .##....##.......">
            <text:p><text:s/>0x61, 0x80, // .##....##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style-name="ce12" office:value-type="float" office:value="0">
            <text:p>0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4" table:style-name="ce12" office:value-type="float" office:value="1">
            <text:p>1</text:p>
          </table:table-cell>
          <table:table-cell table:number-columns-repeated="7" table:style-name="ce12" office:value-type="float" office:value="0">
            <text:p>0</text:p>
          </table:table-cell>
          <table:table-cell table:style-name="ce6"/>
          <table:table-cell table:style-name="ce21"/>
          <table:table-cell table:style-name="ce24" table:formula="of:=128*[.A13]+64*[.B13]+32*[.C13]+16*[.D13]+8*[.E13]+4*[.F13]+2*[.G13]+[.H13]" office:value-type="float" office:value="127">
            <text:p>127</text:p>
          </table:table-cell>
          <table:table-cell table:style-name="ce24" table:formula="of:=128*[.I13]+64*[.J13]+32*[.K13]+16*[.L13]+8*[.M13]+4*[.N13]+2*[.O13]+[.P13]" office:value-type="float" office:value="128">
            <text:p>128</text:p>
          </table:table-cell>
          <table:table-cell table:style-name="ce25" table:formula="of:=DEC2HEX([.S13])" office:value-type="string" office:string-value="7F">
            <text:p>7F</text:p>
          </table:table-cell>
          <table:table-cell table:style-name="ce25" table:formula="of:=DEC2HEX([.T13])" office:value-type="string" office:string-value="80">
            <text:p>80</text:p>
          </table:table-cell>
          <table:table-cell table:style-name="ce26" table:formula="of:=&quot; 0x&quot;&amp;IF(LEN([.U13])=1;&quot;0&quot;&amp;TEXT([.U13];&quot;0&quot;);[.U13])&amp;&quot;, 0x&quot;&amp;IF(LEN([.V13])=1;&quot;0&quot;&amp;TEXT([.V13];&quot;0&quot;);[.V13])&amp;&quot;, // &quot;&amp;SUBSTITUTE(SUBSTITUTE(DEC2BIN([.S13];8);&quot;0&quot;;&quot;.&quot;);&quot;1&quot;;&quot;#&quot;)&amp;SUBSTITUTE(SUBSTITUTE(DEC2BIN([.T13];8);&quot;0&quot;;&quot;.&quot;);&quot;1&quot;;&quot;#&quot;)" office:value-type="string" office:string-value=" 0x7F, 0x80, // .########.......">
            <text:p><text:s/>0x7F, 0x80, // .########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3" table:style-name="ce16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16" office:value-type="float" office:value="1">
            <text:p>1</text:p>
          </table:table-cell>
          <table:table-cell table:number-columns-repeated="9" table:style-name="ce16" office:value-type="float" office:value="0">
            <text:p>0</text:p>
          </table:table-cell>
          <table:table-cell table:style-name="ce6"/>
          <table:table-cell table:style-name="ce21"/>
          <table:table-cell table:style-name="ce24" table:formula="of:=128*[.A14]+64*[.B14]+32*[.C14]+16*[.D14]+8*[.E14]+4*[.F14]+2*[.G14]+[.H14]" office:value-type="float" office:value="30">
            <text:p>30</text:p>
          </table:table-cell>
          <table:table-cell table:style-name="ce24" table:formula="of:=128*[.I14]+64*[.J14]+32*[.K14]+16*[.L14]+8*[.M14]+4*[.N14]+2*[.O14]+[.P14]" office:value-type="float" office:value="0">
            <text:p>0</text:p>
          </table:table-cell>
          <table:table-cell table:style-name="ce25" table:formula="of:=DEC2HEX([.S14])" office:value-type="string" office:string-value="1E">
            <text:p>1E</text:p>
          </table:table-cell>
          <table:table-cell table:style-name="ce25" table:formula="of:=DEC2HEX([.T14])" office:value-type="string" office:string-value="0">
            <text:p>0</text:p>
          </table:table-cell>
          <table:table-cell table:style-name="ce26" table:formula="of:=&quot; 0x&quot;&amp;IF(LEN([.U14])=1;&quot;0&quot;&amp;TEXT([.U14];&quot;0&quot;);[.U14])&amp;&quot;, 0x&quot;&amp;IF(LEN([.V14])=1;&quot;0&quot;&amp;TEXT([.V14];&quot;0&quot;);[.V14])&amp;&quot;, // &quot;&amp;SUBSTITUTE(SUBSTITUTE(DEC2BIN([.S14];8);&quot;0&quot;;&quot;.&quot;);&quot;1&quot;;&quot;#&quot;)&amp;SUBSTITUTE(SUBSTITUTE(DEC2BIN([.T14];8);&quot;0&quot;;&quot;.&quot;);&quot;1&quot;;&quot;#&quot;)" office:value-type="string" office:string-value=" 0x1E, 0x00, // ...####.........">
            <text:p><text:s/>0x1E, 0x00, // ...####..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4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1" table:style-name="ce12" office:value-type="float" office:value="0">
            <text:p>0</text:p>
          </table:table-cell>
          <table:table-cell table:style-name="ce17"/>
          <table:table-cell table:style-name="ce21"/>
          <table:table-cell table:style-name="ce24" table:formula="of:=128*[.A15]+64*[.B15]+32*[.C15]+16*[.D15]+8*[.E15]+4*[.F15]+2*[.G15]+[.H15]" office:value-type="float" office:value="0">
            <text:p>0</text:p>
          </table:table-cell>
          <table:table-cell table:style-name="ce24" table:formula="of:=128*[.I15]+64*[.J15]+32*[.K15]+16*[.L15]+8*[.M15]+4*[.N15]+2*[.O15]+[.P15]" office:value-type="float" office:value="0">
            <text:p>0</text:p>
          </table:table-cell>
          <table:table-cell table:style-name="ce25" table:formula="of:=DEC2HEX([.S15])" office:value-type="string" office:string-value="0">
            <text:p>0</text:p>
          </table:table-cell>
          <table:table-cell table:style-name="ce25" table:formula="of:=DEC2HEX([.T15])" office:value-type="string" office:string-value="0">
            <text:p>0</text:p>
          </table:table-cell>
          <table:table-cell table:style-name="ce26" table:formula="of:=&quot; 0x&quot;&amp;IF(LEN([.U15])=1;&quot;0&quot;&amp;TEXT([.U15];&quot;0&quot;);[.U15])&amp;&quot;, 0x&quot;&amp;IF(LEN([.V15])=1;&quot;0&quot;&amp;TEXT([.V15];&quot;0&quot;);[.V15])&amp;&quot;, // &quot;&amp;SUBSTITUTE(SUBSTITUTE(DEC2BIN([.S15];8);&quot;0&quot;;&quot;.&quot;);&quot;1&quot;;&quot;#&quot;)&amp;SUBSTITUTE(SUBSTITUTE(DEC2BIN([.T15];8);&quot;0&quot;;&quot;.&quot;);&quot;1&quot;;&quot;#&quot;)" office:value-type="string" office:string-value=" 0x00, 0x00, // ................">
            <text:p><text:s/>0x00, 0x00, // .........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4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1" table:style-name="ce12" office:value-type="float" office:value="0">
            <text:p>0</text:p>
          </table:table-cell>
          <table:table-cell table:style-name="ce17"/>
          <table:table-cell table:style-name="ce21"/>
          <table:table-cell table:style-name="ce24" table:formula="of:=128*[.A16]+64*[.B16]+32*[.C16]+16*[.D16]+8*[.E16]+4*[.F16]+2*[.G16]+[.H16]" office:value-type="float" office:value="0">
            <text:p>0</text:p>
          </table:table-cell>
          <table:table-cell table:style-name="ce24" table:formula="of:=128*[.I16]+64*[.J16]+32*[.K16]+16*[.L16]+8*[.M16]+4*[.N16]+2*[.O16]+[.P16]" office:value-type="float" office:value="0">
            <text:p>0</text:p>
          </table:table-cell>
          <table:table-cell table:style-name="ce25" table:formula="of:=DEC2HEX([.S16])" office:value-type="string" office:string-value="0">
            <text:p>0</text:p>
          </table:table-cell>
          <table:table-cell table:style-name="ce25" table:formula="of:=DEC2HEX([.T16])" office:value-type="string" office:string-value="0">
            <text:p>0</text:p>
          </table:table-cell>
          <table:table-cell table:style-name="ce26" table:formula="of:=&quot; 0x&quot;&amp;IF(LEN([.U16])=1;&quot;0&quot;&amp;TEXT([.U16];&quot;0&quot;);[.U16])&amp;&quot;, 0x&quot;&amp;IF(LEN([.V16])=1;&quot;0&quot;&amp;TEXT([.V16];&quot;0&quot;);[.V16])&amp;&quot;, // &quot;&amp;SUBSTITUTE(SUBSTITUTE(DEC2BIN([.S16];8);&quot;0&quot;;&quot;.&quot;);&quot;1&quot;;&quot;#&quot;)&amp;SUBSTITUTE(SUBSTITUTE(DEC2BIN([.T16];8);&quot;0&quot;;&quot;.&quot;);&quot;1&quot;;&quot;#&quot;)" office:value-type="string" office:string-value=" 0x00, 0x00, // ................">
            <text:p><text:s/>0x00, 0x00, // .........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4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1" table:style-name="ce12" office:value-type="float" office:value="0">
            <text:p>0</text:p>
          </table:table-cell>
          <table:table-cell table:style-name="ce17"/>
          <table:table-cell table:style-name="ce21"/>
          <table:table-cell table:style-name="ce24" table:formula="of:=128*[.A17]+64*[.B17]+32*[.C17]+16*[.D17]+8*[.E17]+4*[.F17]+2*[.G17]+[.H17]" office:value-type="float" office:value="0">
            <text:p>0</text:p>
          </table:table-cell>
          <table:table-cell table:style-name="ce24" table:formula="of:=128*[.I17]+64*[.J17]+32*[.K17]+16*[.L17]+8*[.M17]+4*[.N17]+2*[.O17]+[.P17]" office:value-type="float" office:value="0">
            <text:p>0</text:p>
          </table:table-cell>
          <table:table-cell table:style-name="ce25" table:formula="of:=DEC2HEX([.S17])" office:value-type="string" office:string-value="0">
            <text:p>0</text:p>
          </table:table-cell>
          <table:table-cell table:style-name="ce25" table:formula="of:=DEC2HEX([.T17])" office:value-type="string" office:string-value="0">
            <text:p>0</text:p>
          </table:table-cell>
          <table:table-cell table:style-name="ce26" table:formula="of:=&quot; 0x&quot;&amp;IF(LEN([.U17])=1;&quot;0&quot;&amp;TEXT([.U17];&quot;0&quot;);[.U17])&amp;&quot;, 0x&quot;&amp;IF(LEN([.V17])=1;&quot;0&quot;&amp;TEXT([.V17];&quot;0&quot;);[.V17])&amp;&quot;, // &quot;&amp;SUBSTITUTE(SUBSTITUTE(DEC2BIN([.S17];8);&quot;0&quot;;&quot;.&quot;);&quot;1&quot;;&quot;#&quot;)&amp;SUBSTITUTE(SUBSTITUTE(DEC2BIN([.T17];8);&quot;0&quot;;&quot;.&quot;);&quot;1&quot;;&quot;#&quot;)" office:value-type="string" office:string-value=" 0x00, 0x00, // ................">
            <text:p><text:s/>0x00, 0x00, // .........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4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1" table:style-name="ce12" office:value-type="float" office:value="0">
            <text:p>0</text:p>
          </table:table-cell>
          <table:table-cell table:style-name="ce17"/>
          <table:table-cell table:style-name="ce21"/>
          <table:table-cell table:style-name="ce24" table:formula="of:=128*[.A18]+64*[.B18]+32*[.C18]+16*[.D18]+8*[.E18]+4*[.F18]+2*[.G18]+[.H18]" office:value-type="float" office:value="0">
            <text:p>0</text:p>
          </table:table-cell>
          <table:table-cell table:style-name="ce24" table:formula="of:=128*[.I18]+64*[.J18]+32*[.K18]+16*[.L18]+8*[.M18]+4*[.N18]+2*[.O18]+[.P18]" office:value-type="float" office:value="0">
            <text:p>0</text:p>
          </table:table-cell>
          <table:table-cell table:style-name="ce25" table:formula="of:=DEC2HEX([.S18])" office:value-type="string" office:string-value="0">
            <text:p>0</text:p>
          </table:table-cell>
          <table:table-cell table:style-name="ce25" table:formula="of:=DEC2HEX([.T18])" office:value-type="string" office:string-value="0">
            <text:p>0</text:p>
          </table:table-cell>
          <table:table-cell table:style-name="ce26" table:formula="of:=&quot; 0x&quot;&amp;IF(LEN([.U18])=1;&quot;0&quot;&amp;TEXT([.U18];&quot;0&quot;);[.U18])&amp;&quot;, 0x&quot;&amp;IF(LEN([.V18])=1;&quot;0&quot;&amp;TEXT([.V18];&quot;0&quot;);[.V18])&amp;&quot;, // &quot;&amp;SUBSTITUTE(SUBSTITUTE(DEC2BIN([.S18];8);&quot;0&quot;;&quot;.&quot;);&quot;1&quot;;&quot;#&quot;)&amp;SUBSTITUTE(SUBSTITUTE(DEC2BIN([.T18];8);&quot;0&quot;;&quot;.&quot;);&quot;1&quot;;&quot;#&quot;)" office:value-type="string" office:string-value=" 0x00, 0x00, // ................">
            <text:p><text:s/>0x00, 0x00, // .........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4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1" table:style-name="ce12" office:value-type="float" office:value="0">
            <text:p>0</text:p>
          </table:table-cell>
          <table:table-cell table:style-name="ce20"/>
          <table:table-cell table:style-name="ce21"/>
          <table:table-cell table:style-name="ce24" table:formula="of:=128*[.A19]+64*[.B19]+32*[.C19]+16*[.D19]+8*[.E19]+4*[.F19]+2*[.G19]+[.H19]" office:value-type="float" office:value="0">
            <text:p>0</text:p>
          </table:table-cell>
          <table:table-cell table:style-name="ce24" table:formula="of:=128*[.I19]+64*[.J19]+32*[.K19]+16*[.L19]+8*[.M19]+4*[.N19]+2*[.O19]+[.P19]" office:value-type="float" office:value="0">
            <text:p>0</text:p>
          </table:table-cell>
          <table:table-cell table:style-name="ce25" table:formula="of:=DEC2HEX([.S19])" office:value-type="string" office:string-value="0">
            <text:p>0</text:p>
          </table:table-cell>
          <table:table-cell table:style-name="ce25" table:formula="of:=DEC2HEX([.T19])" office:value-type="string" office:string-value="0">
            <text:p>0</text:p>
          </table:table-cell>
          <table:table-cell table:style-name="ce26" table:formula="of:=&quot; 0x&quot;&amp;IF(LEN([.U19])=1;&quot;0&quot;&amp;TEXT([.U19];&quot;0&quot;);[.U19])&amp;&quot;, 0x&quot;&amp;IF(LEN([.V19])=1;&quot;0&quot;&amp;TEXT([.V19];&quot;0&quot;);[.V19])&amp;&quot;, // &quot;&amp;SUBSTITUTE(SUBSTITUTE(DEC2BIN([.S19];8);&quot;0&quot;;&quot;.&quot;);&quot;1&quot;;&quot;#&quot;)&amp;SUBSTITUTE(SUBSTITUTE(DEC2BIN([.T19];8);&quot;0&quot;;&quot;.&quot;);&quot;1&quot;;&quot;#&quot;)" office:value-type="string" office:string-value=" 0x00, 0x00, // ................">
            <text:p><text:s/>0x00, 0x00, // ................</text:p>
          </table:table-cell>
          <table:table-cell table:style-name="ce30"/>
          <table:table-cell table:style-name="ce6" table:number-columns-repeated="1000"/>
        </table:table-row>
        <table:table-row table:style-name="ro6">
          <table:table-cell table:number-columns-repeated="4" table:style-name="ce12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11" table:style-name="ce12" office:value-type="float" office:value="0">
            <text:p>0</text:p>
          </table:table-cell>
          <table:table-cell table:style-name="ce20"/>
          <table:table-cell table:style-name="ce21"/>
          <table:table-cell table:style-name="ce24" table:formula="of:=128*[.A20]+64*[.B20]+32*[.C20]+16*[.D20]+8*[.E20]+4*[.F20]+2*[.G20]+[.H20]" office:value-type="float" office:value="0">
            <text:p>0</text:p>
          </table:table-cell>
          <table:table-cell table:style-name="ce24" table:formula="of:=128*[.I20]+64*[.J20]+32*[.K20]+16*[.L20]+8*[.M20]+4*[.N20]+2*[.O20]+[.P20]" office:value-type="float" office:value="0">
            <text:p>0</text:p>
          </table:table-cell>
          <table:table-cell table:style-name="ce25" table:formula="of:=DEC2HEX([.S20])" office:value-type="string" office:string-value="0">
            <text:p>0</text:p>
          </table:table-cell>
          <table:table-cell table:style-name="ce25" table:formula="of:=DEC2HEX([.T20])" office:value-type="string" office:string-value="0">
            <text:p>0</text:p>
          </table:table-cell>
          <table:table-cell table:style-name="ce26" table:formula="of:=&quot; 0x&quot;&amp;IF(LEN([.U20])=1;&quot;0&quot;&amp;TEXT([.U20];&quot;0&quot;);[.U20])&amp;&quot;, 0x&quot;&amp;IF(LEN([.V20])=1;&quot;0&quot;&amp;TEXT([.V20];&quot;0&quot;);[.V20])&amp;&quot;, // &quot;&amp;SUBSTITUTE(SUBSTITUTE(DEC2BIN([.S20];8);&quot;0&quot;;&quot;.&quot;);&quot;1&quot;;&quot;#&quot;)&amp;SUBSTITUTE(SUBSTITUTE(DEC2BIN([.T20];8);&quot;0&quot;;&quot;.&quot;);&quot;1&quot;;&quot;#&quot;)" office:value-type="string" office:string-value=" 0x00, 0x00, // ................">
            <text:p><text:s/>0x00, 0x00, // ................</text:p>
          </table:table-cell>
          <table:table-cell table:style-name="ce30"/>
          <table:table-cell table:style-name="ce6" table:number-columns-repeated="1000"/>
        </table:table-row>
        <table:table-row table:style-name="ro2">
          <table:table-cell table:style-name="ce17" table:number-columns-repeated="5"/>
          <table:table-cell table:style-name="ce20" table:number-columns-repeated="5"/>
          <table:table-cell table:style-name="ce6" table:number-columns-repeated="7"/>
          <table:table-cell table:style-name="ce21"/>
          <table:table-cell table:style-name="ce6" table:number-columns-repeated="2"/>
          <table:table-cell table:style-name="ce13"/>
          <table:table-cell table:style-name="ce6"/>
          <table:table-cell table:style-name="ce27"/>
          <table:table-cell table:style-name="ce30"/>
          <table:table-cell table:style-name="ce6" table:number-columns-repeated="1000"/>
        </table:table-row>
        <table:table-row table:style-name="ro2">
          <table:table-cell table:style-name="Default" table:number-columns-repeated="18"/>
          <table:table-cell table:style-name="ce22"/>
          <table:table-cell table:style-name="Default"/>
          <table:table-cell table:style-name="ce6"/>
          <table:table-cell table:style-name="ce13"/>
          <table:table-cell table:style-name="ce6"/>
          <table:table-cell table:style-name="ce28"/>
          <table:table-cell table:style-name="ce6" table:number-columns-repeated="1000"/>
        </table:table-row>
        <table:table-row table:style-name="ro2">
          <table:table-cell table:style-name="Default" table:number-columns-repeated="17"/>
          <table:table-cell table:style-name="ce22"/>
          <table:table-cell table:style-name="Default"/>
          <table:table-cell table:style-name="ce6"/>
          <table:table-cell table:style-name="ce13"/>
          <table:table-cell table:style-name="ce6"/>
          <table:table-cell table:style-name="ce28"/>
          <table:table-cell table:style-name="ce30"/>
          <table:table-cell table:style-name="ce6" table:number-columns-repeated="1000"/>
        </table:table-row>
        <table:table-row table:style-name="ro2" table:number-rows-repeated="4">
          <table:table-cell table:style-name="Default" table:number-columns-repeated="17"/>
          <table:table-cell table:style-name="ce22"/>
          <table:table-cell table:style-name="Default"/>
          <table:table-cell table:number-columns-repeated="1005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ex2Bit" table:style-name="ta1" table:print="false">
        <table:table-column table:style-name="co6" table:number-columns-repeated="16" table:default-cell-style-name="ce3"/>
        <table:table-column table:style-name="co2" table:default-cell-style-name="ce3"/>
        <table:table-column table:style-name="co12" table:default-cell-style-name="ce23"/>
        <table:table-column table:style-name="co16" table:default-cell-style-name="ce38"/>
        <table:table-column table:style-name="co17" table:default-cell-style-name="ce44"/>
        <table:table-column table:style-name="co18" table:default-cell-style-name="ce29"/>
        <table:table-column table:style-name="co10" table:number-columns-repeated="4" table:default-cell-style-name="ce3"/>
        <table:table-column table:style-name="co9" table:number-columns-repeated="3" table:default-cell-style-name="Default"/>
        <table:table-column table:style-name="co10" table:number-columns-repeated="2" table:default-cell-style-name="Default"/>
        <table:table-column table:style-name="co19" table:default-cell-style-name="Default"/>
        <table:table-column table:style-name="co7" table:number-columns-repeated="32" table:default-cell-style-name="Default"/>
        <table:table-column table:style-name="co7" table:number-columns-repeated="961" table:default-cell-style-name="ce3"/>
        <table:table-row table:style-name="ro6">
          <table:table-cell table:style-name="ce32" table:formula="of:=1*MID(DEC2BIN([.X1];8);1;1)" office:value-type="float" office:value="0">
            <text:p>0</text:p>
          </table:table-cell>
          <table:table-cell table:style-name="ce32" table:formula="of:=1*MID(DEC2BIN([.X1];8);2;1)" office:value-type="float" office:value="0">
            <text:p>0</text:p>
          </table:table-cell>
          <table:table-cell table:style-name="ce32" table:formula="of:=1*MID(DEC2BIN([.X1];8);3;1)" office:value-type="float" office:value="0">
            <text:p>0</text:p>
          </table:table-cell>
          <table:table-cell table:style-name="ce32" table:formula="of:=1*MID(DEC2BIN([.X1];8);4;1)" office:value-type="float" office:value="0">
            <text:p>0</text:p>
          </table:table-cell>
          <table:table-cell table:style-name="ce32" table:formula="of:=1*MID(DEC2BIN([.X1];8);5;1)" office:value-type="float" office:value="0">
            <text:p>0</text:p>
          </table:table-cell>
          <table:table-cell table:style-name="ce32" table:formula="of:=1*MID(DEC2BIN([.X1];8);6;1)" office:value-type="float" office:value="0">
            <text:p>0</text:p>
          </table:table-cell>
          <table:table-cell table:style-name="ce32" table:formula="of:=1*MID(DEC2BIN([.X1];8);7;1)" office:value-type="float" office:value="0">
            <text:p>0</text:p>
          </table:table-cell>
          <table:table-cell table:style-name="ce32" table:formula="of:=1*MID(DEC2BIN([.X1];8);8;1)" office:value-type="float" office:value="0">
            <text:p>0</text:p>
          </table:table-cell>
          <table:table-cell table:style-name="ce32" table:formula="of:=1*MID(DEC2BIN([.Y1];8);1;1)" office:value-type="float" office:value="0">
            <text:p>0</text:p>
          </table:table-cell>
          <table:table-cell table:style-name="ce32" table:formula="of:=1*MID(DEC2BIN([.Y1];8);2;1)" office:value-type="float" office:value="0">
            <text:p>0</text:p>
          </table:table-cell>
          <table:table-cell table:style-name="ce32" table:formula="of:=1*MID(DEC2BIN([.Y1];8);3;1)" office:value-type="float" office:value="0">
            <text:p>0</text:p>
          </table:table-cell>
          <table:table-cell table:style-name="ce32" table:formula="of:=1*MID(DEC2BIN([.Y1];8);4;1)" office:value-type="float" office:value="0">
            <text:p>0</text:p>
          </table:table-cell>
          <table:table-cell table:style-name="ce32" table:formula="of:=1*MID(DEC2BIN([.Y1];8);5;1)" office:value-type="float" office:value="0">
            <text:p>0</text:p>
          </table:table-cell>
          <table:table-cell table:style-name="ce32" table:formula="of:=1*MID(DEC2BIN([.Y1];8);6;1)" office:value-type="float" office:value="0">
            <text:p>0</text:p>
          </table:table-cell>
          <table:table-cell table:style-name="ce32" table:formula="of:=1*MID(DEC2BIN([.Y1];8);7;1)" office:value-type="float" office:value="0">
            <text:p>0</text:p>
          </table:table-cell>
          <table:table-cell table:style-name="ce32" table:formula="of:=1*MID(DEC2BIN([.Y1];8);8;1)" office:value-type="float" office:value="0">
            <text:p>0</text:p>
          </table:table-cell>
          <table:table-cell table:style-name="ce20"/>
          <table:table-cell table:style-name="ce21"/>
          <table:table-cell table:style-name="ce39"/>
          <table:table-cell table:style-name="ce43" office:value-type="string">
            <text:p>0x00, 0x00, // ................</text:p>
          </table:table-cell>
          <table:table-cell table:style-name="Default"/>
          <table:table-cell table:style-name="ce45" table:formula="of:=MID([.T1];3;2)" office:value-type="string" office:string-value="00">
            <text:p>00</text:p>
          </table:table-cell>
          <table:table-cell table:style-name="ce45" table:formula="of:=MID([.T1];9;2)" office:value-type="string" office:string-value="00">
            <text:p>00</text:p>
          </table:table-cell>
          <table:table-cell table:style-name="ce45" table:formula="of:=HEX2DEC([.V1])" office:value-type="float" office:value="0">
            <text:p>0</text:p>
          </table:table-cell>
          <table:table-cell table:style-name="ce45" table:formula="of:=HEX2DEC([.W1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2];8);1;1)" office:value-type="float" office:value="0">
            <text:p>0</text:p>
          </table:table-cell>
          <table:table-cell table:style-name="ce32" table:formula="of:=1*MID(DEC2BIN([.X2];8);2;1)" office:value-type="float" office:value="0">
            <text:p>0</text:p>
          </table:table-cell>
          <table:table-cell table:style-name="ce32" table:formula="of:=1*MID(DEC2BIN([.X2];8);3;1)" office:value-type="float" office:value="0">
            <text:p>0</text:p>
          </table:table-cell>
          <table:table-cell table:style-name="ce32" table:formula="of:=1*MID(DEC2BIN([.X2];8);4;1)" office:value-type="float" office:value="0">
            <text:p>0</text:p>
          </table:table-cell>
          <table:table-cell table:style-name="ce32" table:formula="of:=1*MID(DEC2BIN([.X2];8);5;1)" office:value-type="float" office:value="0">
            <text:p>0</text:p>
          </table:table-cell>
          <table:table-cell table:style-name="ce32" table:formula="of:=1*MID(DEC2BIN([.X2];8);6;1)" office:value-type="float" office:value="0">
            <text:p>0</text:p>
          </table:table-cell>
          <table:table-cell table:style-name="ce32" table:formula="of:=1*MID(DEC2BIN([.X2];8);7;1)" office:value-type="float" office:value="0">
            <text:p>0</text:p>
          </table:table-cell>
          <table:table-cell table:style-name="ce32" table:formula="of:=1*MID(DEC2BIN([.X2];8);8;1)" office:value-type="float" office:value="0">
            <text:p>0</text:p>
          </table:table-cell>
          <table:table-cell table:style-name="ce32" table:formula="of:=1*MID(DEC2BIN([.Y2];8);1;1)" office:value-type="float" office:value="0">
            <text:p>0</text:p>
          </table:table-cell>
          <table:table-cell table:style-name="ce32" table:formula="of:=1*MID(DEC2BIN([.Y2];8);2;1)" office:value-type="float" office:value="0">
            <text:p>0</text:p>
          </table:table-cell>
          <table:table-cell table:style-name="ce32" table:formula="of:=1*MID(DEC2BIN([.Y2];8);3;1)" office:value-type="float" office:value="0">
            <text:p>0</text:p>
          </table:table-cell>
          <table:table-cell table:style-name="ce32" table:formula="of:=1*MID(DEC2BIN([.Y2];8);4;1)" office:value-type="float" office:value="0">
            <text:p>0</text:p>
          </table:table-cell>
          <table:table-cell table:style-name="ce32" table:formula="of:=1*MID(DEC2BIN([.Y2];8);5;1)" office:value-type="float" office:value="0">
            <text:p>0</text:p>
          </table:table-cell>
          <table:table-cell table:style-name="ce32" table:formula="of:=1*MID(DEC2BIN([.Y2];8);6;1)" office:value-type="float" office:value="0">
            <text:p>0</text:p>
          </table:table-cell>
          <table:table-cell table:style-name="ce32" table:formula="of:=1*MID(DEC2BIN([.Y2];8);7;1)" office:value-type="float" office:value="0">
            <text:p>0</text:p>
          </table:table-cell>
          <table:table-cell table:style-name="ce32" table:formula="of:=1*MID(DEC2BIN([.Y2];8);8;1)" office:value-type="float" office:value="0">
            <text:p>0</text:p>
          </table:table-cell>
          <table:table-cell table:style-name="ce20"/>
          <table:table-cell table:style-name="ce21"/>
          <table:table-cell table:style-name="ce40"/>
          <table:table-cell table:style-name="ce43" office:value-type="string">
            <text:p>0x00, 0x00, // ................</text:p>
          </table:table-cell>
          <table:table-cell table:style-name="Default"/>
          <table:table-cell table:style-name="ce45" table:formula="of:=MID([.T2];3;2)" office:value-type="string" office:string-value="00">
            <text:p>00</text:p>
          </table:table-cell>
          <table:table-cell table:style-name="ce45" table:formula="of:=MID([.T2];9;2)" office:value-type="string" office:string-value="00">
            <text:p>00</text:p>
          </table:table-cell>
          <table:table-cell table:style-name="ce45" table:formula="of:=HEX2DEC([.V2])" office:value-type="float" office:value="0">
            <text:p>0</text:p>
          </table:table-cell>
          <table:table-cell table:style-name="ce45" table:formula="of:=HEX2DEC([.W2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3];8);1;1)" office:value-type="float" office:value="0">
            <text:p>0</text:p>
          </table:table-cell>
          <table:table-cell table:style-name="ce32" table:formula="of:=1*MID(DEC2BIN([.X3];8);2;1)" office:value-type="float" office:value="0">
            <text:p>0</text:p>
          </table:table-cell>
          <table:table-cell table:style-name="ce32" table:formula="of:=1*MID(DEC2BIN([.X3];8);3;1)" office:value-type="float" office:value="0">
            <text:p>0</text:p>
          </table:table-cell>
          <table:table-cell table:style-name="ce32" table:formula="of:=1*MID(DEC2BIN([.X3];8);4;1)" office:value-type="float" office:value="0">
            <text:p>0</text:p>
          </table:table-cell>
          <table:table-cell table:style-name="ce32" table:formula="of:=1*MID(DEC2BIN([.X3];8);5;1)" office:value-type="float" office:value="0">
            <text:p>0</text:p>
          </table:table-cell>
          <table:table-cell table:style-name="ce32" table:formula="of:=1*MID(DEC2BIN([.X3];8);6;1)" office:value-type="float" office:value="0">
            <text:p>0</text:p>
          </table:table-cell>
          <table:table-cell table:style-name="ce32" table:formula="of:=1*MID(DEC2BIN([.X3];8);7;1)" office:value-type="float" office:value="0">
            <text:p>0</text:p>
          </table:table-cell>
          <table:table-cell table:style-name="ce32" table:formula="of:=1*MID(DEC2BIN([.X3];8);8;1)" office:value-type="float" office:value="0">
            <text:p>0</text:p>
          </table:table-cell>
          <table:table-cell table:style-name="ce32" table:formula="of:=1*MID(DEC2BIN([.Y3];8);1;1)" office:value-type="float" office:value="0">
            <text:p>0</text:p>
          </table:table-cell>
          <table:table-cell table:style-name="ce32" table:formula="of:=1*MID(DEC2BIN([.Y3];8);2;1)" office:value-type="float" office:value="0">
            <text:p>0</text:p>
          </table:table-cell>
          <table:table-cell table:style-name="ce32" table:formula="of:=1*MID(DEC2BIN([.Y3];8);3;1)" office:value-type="float" office:value="0">
            <text:p>0</text:p>
          </table:table-cell>
          <table:table-cell table:style-name="ce32" table:formula="of:=1*MID(DEC2BIN([.Y3];8);4;1)" office:value-type="float" office:value="0">
            <text:p>0</text:p>
          </table:table-cell>
          <table:table-cell table:style-name="ce32" table:formula="of:=1*MID(DEC2BIN([.Y3];8);5;1)" office:value-type="float" office:value="0">
            <text:p>0</text:p>
          </table:table-cell>
          <table:table-cell table:style-name="ce32" table:formula="of:=1*MID(DEC2BIN([.Y3];8);6;1)" office:value-type="float" office:value="0">
            <text:p>0</text:p>
          </table:table-cell>
          <table:table-cell table:style-name="ce32" table:formula="of:=1*MID(DEC2BIN([.Y3];8);7;1)" office:value-type="float" office:value="0">
            <text:p>0</text:p>
          </table:table-cell>
          <table:table-cell table:style-name="ce32" table:formula="of:=1*MID(DEC2BIN([.Y3];8);8;1)" office:value-type="float" office:value="0">
            <text:p>0</text:p>
          </table:table-cell>
          <table:table-cell table:style-name="ce17"/>
          <table:table-cell table:style-name="ce21"/>
          <table:table-cell table:style-name="ce40"/>
          <table:table-cell table:style-name="ce43" office:value-type="string">
            <text:p>0x00, 0x00, // ................</text:p>
          </table:table-cell>
          <table:table-cell table:style-name="Default"/>
          <table:table-cell table:style-name="ce45" table:formula="of:=MID([.T3];3;2)" office:value-type="string" office:string-value="00">
            <text:p>00</text:p>
          </table:table-cell>
          <table:table-cell table:style-name="ce45" table:formula="of:=MID([.T3];9;2)" office:value-type="string" office:string-value="00">
            <text:p>00</text:p>
          </table:table-cell>
          <table:table-cell table:style-name="ce45" table:formula="of:=HEX2DEC([.V3])" office:value-type="float" office:value="0">
            <text:p>0</text:p>
          </table:table-cell>
          <table:table-cell table:style-name="ce45" table:formula="of:=HEX2DEC([.W3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4];8);1;1)" office:value-type="float" office:value="0">
            <text:p>0</text:p>
          </table:table-cell>
          <table:table-cell table:style-name="ce32" table:formula="of:=1*MID(DEC2BIN([.X4];8);2;1)" office:value-type="float" office:value="0">
            <text:p>0</text:p>
          </table:table-cell>
          <table:table-cell table:style-name="ce32" table:formula="of:=1*MID(DEC2BIN([.X4];8);3;1)" office:value-type="float" office:value="0">
            <text:p>0</text:p>
          </table:table-cell>
          <table:table-cell table:style-name="ce32" table:formula="of:=1*MID(DEC2BIN([.X4];8);4;1)" office:value-type="float" office:value="0">
            <text:p>0</text:p>
          </table:table-cell>
          <table:table-cell table:style-name="ce32" table:formula="of:=1*MID(DEC2BIN([.X4];8);5;1)" office:value-type="float" office:value="0">
            <text:p>0</text:p>
          </table:table-cell>
          <table:table-cell table:style-name="ce32" table:formula="of:=1*MID(DEC2BIN([.X4];8);6;1)" office:value-type="float" office:value="0">
            <text:p>0</text:p>
          </table:table-cell>
          <table:table-cell table:style-name="ce32" table:formula="of:=1*MID(DEC2BIN([.X4];8);7;1)" office:value-type="float" office:value="0">
            <text:p>0</text:p>
          </table:table-cell>
          <table:table-cell table:style-name="ce32" table:formula="of:=1*MID(DEC2BIN([.X4];8);8;1)" office:value-type="float" office:value="0">
            <text:p>0</text:p>
          </table:table-cell>
          <table:table-cell table:style-name="ce32" table:formula="of:=1*MID(DEC2BIN([.Y4];8);1;1)" office:value-type="float" office:value="0">
            <text:p>0</text:p>
          </table:table-cell>
          <table:table-cell table:style-name="ce32" table:formula="of:=1*MID(DEC2BIN([.Y4];8);2;1)" office:value-type="float" office:value="0">
            <text:p>0</text:p>
          </table:table-cell>
          <table:table-cell table:style-name="ce32" table:formula="of:=1*MID(DEC2BIN([.Y4];8);3;1)" office:value-type="float" office:value="0">
            <text:p>0</text:p>
          </table:table-cell>
          <table:table-cell table:style-name="ce32" table:formula="of:=1*MID(DEC2BIN([.Y4];8);4;1)" office:value-type="float" office:value="0">
            <text:p>0</text:p>
          </table:table-cell>
          <table:table-cell table:style-name="ce32" table:formula="of:=1*MID(DEC2BIN([.Y4];8);5;1)" office:value-type="float" office:value="0">
            <text:p>0</text:p>
          </table:table-cell>
          <table:table-cell table:style-name="ce32" table:formula="of:=1*MID(DEC2BIN([.Y4];8);6;1)" office:value-type="float" office:value="0">
            <text:p>0</text:p>
          </table:table-cell>
          <table:table-cell table:style-name="ce32" table:formula="of:=1*MID(DEC2BIN([.Y4];8);7;1)" office:value-type="float" office:value="0">
            <text:p>0</text:p>
          </table:table-cell>
          <table:table-cell table:style-name="ce32" table:formula="of:=1*MID(DEC2BIN([.Y4];8);8;1)" office:value-type="float" office:value="0">
            <text:p>0</text:p>
          </table:table-cell>
          <table:table-cell table:style-name="ce17"/>
          <table:table-cell table:style-name="ce21"/>
          <table:table-cell table:style-name="ce40"/>
          <table:table-cell table:style-name="ce43" office:value-type="string">
            <text:p>0x00, 0x00, // ................</text:p>
          </table:table-cell>
          <table:table-cell table:style-name="Default"/>
          <table:table-cell table:style-name="ce45" table:formula="of:=MID([.T4];3;2)" office:value-type="string" office:string-value="00">
            <text:p>00</text:p>
          </table:table-cell>
          <table:table-cell table:style-name="ce45" table:formula="of:=MID([.T4];9;2)" office:value-type="string" office:string-value="00">
            <text:p>00</text:p>
          </table:table-cell>
          <table:table-cell table:style-name="ce45" table:formula="of:=HEX2DEC([.V4])" office:value-type="float" office:value="0">
            <text:p>0</text:p>
          </table:table-cell>
          <table:table-cell table:style-name="ce45" table:formula="of:=HEX2DEC([.W4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5];8);1;1)" office:value-type="float" office:value="0">
            <text:p>0</text:p>
          </table:table-cell>
          <table:table-cell table:style-name="ce32" table:formula="of:=1*MID(DEC2BIN([.X5];8);2;1)" office:value-type="float" office:value="0">
            <text:p>0</text:p>
          </table:table-cell>
          <table:table-cell table:style-name="ce32" table:formula="of:=1*MID(DEC2BIN([.X5];8);3;1)" office:value-type="float" office:value="0">
            <text:p>0</text:p>
          </table:table-cell>
          <table:table-cell table:style-name="ce32" table:formula="of:=1*MID(DEC2BIN([.X5];8);4;1)" office:value-type="float" office:value="0">
            <text:p>0</text:p>
          </table:table-cell>
          <table:table-cell table:style-name="ce32" table:formula="of:=1*MID(DEC2BIN([.X5];8);5;1)" office:value-type="float" office:value="0">
            <text:p>0</text:p>
          </table:table-cell>
          <table:table-cell table:style-name="ce32" table:formula="of:=1*MID(DEC2BIN([.X5];8);6;1)" office:value-type="float" office:value="0">
            <text:p>0</text:p>
          </table:table-cell>
          <table:table-cell table:style-name="ce32" table:formula="of:=1*MID(DEC2BIN([.X5];8);7;1)" office:value-type="float" office:value="0">
            <text:p>0</text:p>
          </table:table-cell>
          <table:table-cell table:style-name="ce32" table:formula="of:=1*MID(DEC2BIN([.X5];8);8;1)" office:value-type="float" office:value="0">
            <text:p>0</text:p>
          </table:table-cell>
          <table:table-cell table:style-name="ce32" table:formula="of:=1*MID(DEC2BIN([.Y5];8);1;1)" office:value-type="float" office:value="0">
            <text:p>0</text:p>
          </table:table-cell>
          <table:table-cell table:style-name="ce32" table:formula="of:=1*MID(DEC2BIN([.Y5];8);2;1)" office:value-type="float" office:value="0">
            <text:p>0</text:p>
          </table:table-cell>
          <table:table-cell table:style-name="ce32" table:formula="of:=1*MID(DEC2BIN([.Y5];8);3;1)" office:value-type="float" office:value="0">
            <text:p>0</text:p>
          </table:table-cell>
          <table:table-cell table:style-name="ce32" table:formula="of:=1*MID(DEC2BIN([.Y5];8);4;1)" office:value-type="float" office:value="0">
            <text:p>0</text:p>
          </table:table-cell>
          <table:table-cell table:style-name="ce32" table:formula="of:=1*MID(DEC2BIN([.Y5];8);5;1)" office:value-type="float" office:value="0">
            <text:p>0</text:p>
          </table:table-cell>
          <table:table-cell table:style-name="ce32" table:formula="of:=1*MID(DEC2BIN([.Y5];8);6;1)" office:value-type="float" office:value="0">
            <text:p>0</text:p>
          </table:table-cell>
          <table:table-cell table:style-name="ce32" table:formula="of:=1*MID(DEC2BIN([.Y5];8);7;1)" office:value-type="float" office:value="0">
            <text:p>0</text:p>
          </table:table-cell>
          <table:table-cell table:style-name="ce32" table:formula="of:=1*MID(DEC2BIN([.Y5];8);8;1)" office:value-type="float" office:value="0">
            <text:p>0</text:p>
          </table:table-cell>
          <table:table-cell table:style-name="ce17"/>
          <table:table-cell table:style-name="ce21"/>
          <table:table-cell table:style-name="ce40"/>
          <table:table-cell table:style-name="ce43" office:value-type="string">
            <text:p>0x00, 0x00, // ................</text:p>
          </table:table-cell>
          <table:table-cell table:style-name="Default"/>
          <table:table-cell table:style-name="ce45" table:formula="of:=MID([.T5];3;2)" office:value-type="string" office:string-value="00">
            <text:p>00</text:p>
          </table:table-cell>
          <table:table-cell table:style-name="ce45" table:formula="of:=MID([.T5];9;2)" office:value-type="string" office:string-value="00">
            <text:p>00</text:p>
          </table:table-cell>
          <table:table-cell table:style-name="ce45" table:formula="of:=HEX2DEC([.V5])" office:value-type="float" office:value="0">
            <text:p>0</text:p>
          </table:table-cell>
          <table:table-cell table:style-name="ce45" table:formula="of:=HEX2DEC([.W5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6];8);1;1)" office:value-type="float" office:value="0">
            <text:p>0</text:p>
          </table:table-cell>
          <table:table-cell table:style-name="ce32" table:formula="of:=1*MID(DEC2BIN([.X6];8);2;1)" office:value-type="float" office:value="0">
            <text:p>0</text:p>
          </table:table-cell>
          <table:table-cell table:style-name="ce32" table:formula="of:=1*MID(DEC2BIN([.X6];8);3;1)" office:value-type="float" office:value="0">
            <text:p>0</text:p>
          </table:table-cell>
          <table:table-cell table:style-name="ce32" table:formula="of:=1*MID(DEC2BIN([.X6];8);4;1)" office:value-type="float" office:value="1">
            <text:p>1</text:p>
          </table:table-cell>
          <table:table-cell table:style-name="ce32" table:formula="of:=1*MID(DEC2BIN([.X6];8);5;1)" office:value-type="float" office:value="1">
            <text:p>1</text:p>
          </table:table-cell>
          <table:table-cell table:style-name="ce32" table:formula="of:=1*MID(DEC2BIN([.X6];8);6;1)" office:value-type="float" office:value="1">
            <text:p>1</text:p>
          </table:table-cell>
          <table:table-cell table:style-name="ce32" table:formula="of:=1*MID(DEC2BIN([.X6];8);7;1)" office:value-type="float" office:value="0">
            <text:p>0</text:p>
          </table:table-cell>
          <table:table-cell table:style-name="ce32" table:formula="of:=1*MID(DEC2BIN([.X6];8);8;1)" office:value-type="float" office:value="0">
            <text:p>0</text:p>
          </table:table-cell>
          <table:table-cell table:style-name="ce32" table:formula="of:=1*MID(DEC2BIN([.Y6];8);1;1)" office:value-type="float" office:value="0">
            <text:p>0</text:p>
          </table:table-cell>
          <table:table-cell table:style-name="ce32" table:formula="of:=1*MID(DEC2BIN([.Y6];8);2;1)" office:value-type="float" office:value="0">
            <text:p>0</text:p>
          </table:table-cell>
          <table:table-cell table:style-name="ce32" table:formula="of:=1*MID(DEC2BIN([.Y6];8);3;1)" office:value-type="float" office:value="0">
            <text:p>0</text:p>
          </table:table-cell>
          <table:table-cell table:style-name="ce32" table:formula="of:=1*MID(DEC2BIN([.Y6];8);4;1)" office:value-type="float" office:value="0">
            <text:p>0</text:p>
          </table:table-cell>
          <table:table-cell table:style-name="ce32" table:formula="of:=1*MID(DEC2BIN([.Y6];8);5;1)" office:value-type="float" office:value="0">
            <text:p>0</text:p>
          </table:table-cell>
          <table:table-cell table:style-name="ce32" table:formula="of:=1*MID(DEC2BIN([.Y6];8);6;1)" office:value-type="float" office:value="0">
            <text:p>0</text:p>
          </table:table-cell>
          <table:table-cell table:style-name="ce32" table:formula="of:=1*MID(DEC2BIN([.Y6];8);7;1)" office:value-type="float" office:value="0">
            <text:p>0</text:p>
          </table:table-cell>
          <table:table-cell table:style-name="ce32" table:formula="of:=1*MID(DEC2BIN([.Y6];8);8;1)" office:value-type="float" office:value="0">
            <text:p>0</text:p>
          </table:table-cell>
          <table:table-cell table:style-name="ce6"/>
          <table:table-cell table:style-name="ce21"/>
          <table:table-cell table:style-name="ce40"/>
          <table:table-cell table:style-name="ce43" office:value-type="string">
            <text:p>0x1C, 0x00, // ...###..........</text:p>
          </table:table-cell>
          <table:table-cell table:style-name="Default"/>
          <table:table-cell table:style-name="ce45" table:formula="of:=MID([.T6];3;2)" office:value-type="string" office:string-value="1C">
            <text:p>1C</text:p>
          </table:table-cell>
          <table:table-cell table:style-name="ce45" table:formula="of:=MID([.T6];9;2)" office:value-type="string" office:string-value="00">
            <text:p>00</text:p>
          </table:table-cell>
          <table:table-cell table:style-name="ce45" table:formula="of:=HEX2DEC([.V6])" office:value-type="float" office:value="28">
            <text:p>28</text:p>
          </table:table-cell>
          <table:table-cell table:style-name="ce45" table:formula="of:=HEX2DEC([.W6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7];8);1;1)" office:value-type="float" office:value="0">
            <text:p>0</text:p>
          </table:table-cell>
          <table:table-cell table:style-name="ce32" table:formula="of:=1*MID(DEC2BIN([.X7];8);2;1)" office:value-type="float" office:value="1">
            <text:p>1</text:p>
          </table:table-cell>
          <table:table-cell table:style-name="ce32" table:formula="of:=1*MID(DEC2BIN([.X7];8);3;1)" office:value-type="float" office:value="1">
            <text:p>1</text:p>
          </table:table-cell>
          <table:table-cell table:style-name="ce32" table:formula="of:=1*MID(DEC2BIN([.X7];8);4;1)" office:value-type="float" office:value="1">
            <text:p>1</text:p>
          </table:table-cell>
          <table:table-cell table:style-name="ce32" table:formula="of:=1*MID(DEC2BIN([.X7];8);5;1)" office:value-type="float" office:value="1">
            <text:p>1</text:p>
          </table:table-cell>
          <table:table-cell table:style-name="ce32" table:formula="of:=1*MID(DEC2BIN([.X7];8);6;1)" office:value-type="float" office:value="1">
            <text:p>1</text:p>
          </table:table-cell>
          <table:table-cell table:style-name="ce32" table:formula="of:=1*MID(DEC2BIN([.X7];8);7;1)" office:value-type="float" office:value="1">
            <text:p>1</text:p>
          </table:table-cell>
          <table:table-cell table:style-name="ce32" table:formula="of:=1*MID(DEC2BIN([.X7];8);8;1)" office:value-type="float" office:value="1">
            <text:p>1</text:p>
          </table:table-cell>
          <table:table-cell table:style-name="ce32" table:formula="of:=1*MID(DEC2BIN([.Y7];8);1;1)" office:value-type="float" office:value="0">
            <text:p>0</text:p>
          </table:table-cell>
          <table:table-cell table:style-name="ce32" table:formula="of:=1*MID(DEC2BIN([.Y7];8);2;1)" office:value-type="float" office:value="0">
            <text:p>0</text:p>
          </table:table-cell>
          <table:table-cell table:style-name="ce32" table:formula="of:=1*MID(DEC2BIN([.Y7];8);3;1)" office:value-type="float" office:value="0">
            <text:p>0</text:p>
          </table:table-cell>
          <table:table-cell table:style-name="ce32" table:formula="of:=1*MID(DEC2BIN([.Y7];8);4;1)" office:value-type="float" office:value="0">
            <text:p>0</text:p>
          </table:table-cell>
          <table:table-cell table:style-name="ce32" table:formula="of:=1*MID(DEC2BIN([.Y7];8);5;1)" office:value-type="float" office:value="0">
            <text:p>0</text:p>
          </table:table-cell>
          <table:table-cell table:style-name="ce32" table:formula="of:=1*MID(DEC2BIN([.Y7];8);6;1)" office:value-type="float" office:value="0">
            <text:p>0</text:p>
          </table:table-cell>
          <table:table-cell table:style-name="ce32" table:formula="of:=1*MID(DEC2BIN([.Y7];8);7;1)" office:value-type="float" office:value="0">
            <text:p>0</text:p>
          </table:table-cell>
          <table:table-cell table:style-name="ce32" table:formula="of:=1*MID(DEC2BIN([.Y7];8);8;1)" office:value-type="float" office:value="0">
            <text:p>0</text:p>
          </table:table-cell>
          <table:table-cell table:style-name="ce6"/>
          <table:table-cell table:style-name="ce21"/>
          <table:table-cell table:style-name="ce40"/>
          <table:table-cell table:style-name="ce43" office:value-type="string">
            <text:p>0x7F, 0x00, // .#######........</text:p>
          </table:table-cell>
          <table:table-cell table:style-name="Default"/>
          <table:table-cell table:style-name="ce45" table:formula="of:=MID([.T7];3;2)" office:value-type="string" office:string-value="7F">
            <text:p>7F</text:p>
          </table:table-cell>
          <table:table-cell table:style-name="ce45" table:formula="of:=MID([.T7];9;2)" office:value-type="string" office:string-value="00">
            <text:p>00</text:p>
          </table:table-cell>
          <table:table-cell table:style-name="ce45" table:formula="of:=HEX2DEC([.V7])" office:value-type="float" office:value="127">
            <text:p>127</text:p>
          </table:table-cell>
          <table:table-cell table:style-name="ce45" table:formula="of:=HEX2DEC([.W7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8];8);1;1)" office:value-type="float" office:value="0">
            <text:p>0</text:p>
          </table:table-cell>
          <table:table-cell table:style-name="ce32" table:formula="of:=1*MID(DEC2BIN([.X8];8);2;1)" office:value-type="float" office:value="1">
            <text:p>1</text:p>
          </table:table-cell>
          <table:table-cell table:style-name="ce32" table:formula="of:=1*MID(DEC2BIN([.X8];8);3;1)" office:value-type="float" office:value="1">
            <text:p>1</text:p>
          </table:table-cell>
          <table:table-cell table:style-name="ce32" table:formula="of:=1*MID(DEC2BIN([.X8];8);4;1)" office:value-type="float" office:value="0">
            <text:p>0</text:p>
          </table:table-cell>
          <table:table-cell table:style-name="ce32" table:formula="of:=1*MID(DEC2BIN([.X8];8);5;1)" office:value-type="float" office:value="0">
            <text:p>0</text:p>
          </table:table-cell>
          <table:table-cell table:style-name="ce32" table:formula="of:=1*MID(DEC2BIN([.X8];8);6;1)" office:value-type="float" office:value="0">
            <text:p>0</text:p>
          </table:table-cell>
          <table:table-cell table:style-name="ce32" table:formula="of:=1*MID(DEC2BIN([.X8];8);7;1)" office:value-type="float" office:value="1">
            <text:p>1</text:p>
          </table:table-cell>
          <table:table-cell table:style-name="ce32" table:formula="of:=1*MID(DEC2BIN([.X8];8);8;1)" office:value-type="float" office:value="1">
            <text:p>1</text:p>
          </table:table-cell>
          <table:table-cell table:style-name="ce32" table:formula="of:=1*MID(DEC2BIN([.Y8];8);1;1)" office:value-type="float" office:value="0">
            <text:p>0</text:p>
          </table:table-cell>
          <table:table-cell table:style-name="ce32" table:formula="of:=1*MID(DEC2BIN([.Y8];8);2;1)" office:value-type="float" office:value="0">
            <text:p>0</text:p>
          </table:table-cell>
          <table:table-cell table:style-name="ce32" table:formula="of:=1*MID(DEC2BIN([.Y8];8);3;1)" office:value-type="float" office:value="0">
            <text:p>0</text:p>
          </table:table-cell>
          <table:table-cell table:style-name="ce32" table:formula="of:=1*MID(DEC2BIN([.Y8];8);4;1)" office:value-type="float" office:value="0">
            <text:p>0</text:p>
          </table:table-cell>
          <table:table-cell table:style-name="ce32" table:formula="of:=1*MID(DEC2BIN([.Y8];8);5;1)" office:value-type="float" office:value="0">
            <text:p>0</text:p>
          </table:table-cell>
          <table:table-cell table:style-name="ce32" table:formula="of:=1*MID(DEC2BIN([.Y8];8);6;1)" office:value-type="float" office:value="0">
            <text:p>0</text:p>
          </table:table-cell>
          <table:table-cell table:style-name="ce32" table:formula="of:=1*MID(DEC2BIN([.Y8];8);7;1)" office:value-type="float" office:value="0">
            <text:p>0</text:p>
          </table:table-cell>
          <table:table-cell table:style-name="ce32" table:formula="of:=1*MID(DEC2BIN([.Y8];8);8;1)" office:value-type="float" office:value="0">
            <text:p>0</text:p>
          </table:table-cell>
          <table:table-cell table:style-name="ce6"/>
          <table:table-cell table:style-name="ce21"/>
          <table:table-cell table:style-name="ce40"/>
          <table:table-cell table:style-name="ce43" office:value-type="string">
            <text:p>0x63, 0x00, // .##...##........</text:p>
          </table:table-cell>
          <table:table-cell table:style-name="Default"/>
          <table:table-cell table:style-name="ce45" table:formula="of:=MID([.T8];3;2)" office:value-type="string" office:string-value="63">
            <text:p>63</text:p>
          </table:table-cell>
          <table:table-cell table:style-name="ce45" table:formula="of:=MID([.T8];9;2)" office:value-type="string" office:string-value="00">
            <text:p>00</text:p>
          </table:table-cell>
          <table:table-cell table:style-name="ce45" table:formula="of:=HEX2DEC([.V8])" office:value-type="float" office:value="99">
            <text:p>99</text:p>
          </table:table-cell>
          <table:table-cell table:style-name="ce45" table:formula="of:=HEX2DEC([.W8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9];8);1;1)" office:value-type="float" office:value="1">
            <text:p>1</text:p>
          </table:table-cell>
          <table:table-cell table:style-name="ce32" table:formula="of:=1*MID(DEC2BIN([.X9];8);2;1)" office:value-type="float" office:value="1">
            <text:p>1</text:p>
          </table:table-cell>
          <table:table-cell table:style-name="ce32" table:formula="of:=1*MID(DEC2BIN([.X9];8);3;1)" office:value-type="float" office:value="1">
            <text:p>1</text:p>
          </table:table-cell>
          <table:table-cell table:style-name="ce32" table:formula="of:=1*MID(DEC2BIN([.X9];8);4;1)" office:value-type="float" office:value="1">
            <text:p>1</text:p>
          </table:table-cell>
          <table:table-cell table:style-name="ce32" table:formula="of:=1*MID(DEC2BIN([.X9];8);5;1)" office:value-type="float" office:value="1">
            <text:p>1</text:p>
          </table:table-cell>
          <table:table-cell table:style-name="ce32" table:formula="of:=1*MID(DEC2BIN([.X9];8);6;1)" office:value-type="float" office:value="1">
            <text:p>1</text:p>
          </table:table-cell>
          <table:table-cell table:style-name="ce32" table:formula="of:=1*MID(DEC2BIN([.X9];8);7;1)" office:value-type="float" office:value="1">
            <text:p>1</text:p>
          </table:table-cell>
          <table:table-cell table:style-name="ce32" table:formula="of:=1*MID(DEC2BIN([.X9];8);8;1)" office:value-type="float" office:value="1">
            <text:p>1</text:p>
          </table:table-cell>
          <table:table-cell table:style-name="ce32" table:formula="of:=1*MID(DEC2BIN([.Y9];8);1;1)" office:value-type="float" office:value="1">
            <text:p>1</text:p>
          </table:table-cell>
          <table:table-cell table:style-name="ce32" table:formula="of:=1*MID(DEC2BIN([.Y9];8);2;1)" office:value-type="float" office:value="0">
            <text:p>0</text:p>
          </table:table-cell>
          <table:table-cell table:style-name="ce32" table:formula="of:=1*MID(DEC2BIN([.Y9];8);3;1)" office:value-type="float" office:value="0">
            <text:p>0</text:p>
          </table:table-cell>
          <table:table-cell table:style-name="ce32" table:formula="of:=1*MID(DEC2BIN([.Y9];8);4;1)" office:value-type="float" office:value="0">
            <text:p>0</text:p>
          </table:table-cell>
          <table:table-cell table:style-name="ce32" table:formula="of:=1*MID(DEC2BIN([.Y9];8);5;1)" office:value-type="float" office:value="0">
            <text:p>0</text:p>
          </table:table-cell>
          <table:table-cell table:style-name="ce32" table:formula="of:=1*MID(DEC2BIN([.Y9];8);6;1)" office:value-type="float" office:value="0">
            <text:p>0</text:p>
          </table:table-cell>
          <table:table-cell table:style-name="ce32" table:formula="of:=1*MID(DEC2BIN([.Y9];8);7;1)" office:value-type="float" office:value="0">
            <text:p>0</text:p>
          </table:table-cell>
          <table:table-cell table:style-name="ce32" table:formula="of:=1*MID(DEC2BIN([.Y9];8);8;1)" office:value-type="float" office:value="0">
            <text:p>0</text:p>
          </table:table-cell>
          <table:table-cell table:style-name="ce6"/>
          <table:table-cell table:style-name="ce21"/>
          <table:table-cell table:style-name="ce40"/>
          <table:table-cell table:style-name="ce43" office:value-type="string">
            <text:p>0xFF, 0x80, // #########.......</text:p>
          </table:table-cell>
          <table:table-cell table:style-name="Default"/>
          <table:table-cell table:style-name="ce45" table:formula="of:=MID([.T9];3;2)" office:value-type="string" office:string-value="FF">
            <text:p>FF</text:p>
          </table:table-cell>
          <table:table-cell table:style-name="ce45" table:formula="of:=MID([.T9];9;2)" office:value-type="string" office:string-value="80">
            <text:p>80</text:p>
          </table:table-cell>
          <table:table-cell table:style-name="ce45" table:formula="of:=HEX2DEC([.V9])" office:value-type="float" office:value="255">
            <text:p>255</text:p>
          </table:table-cell>
          <table:table-cell table:style-name="ce45" table:formula="of:=HEX2DEC([.W9])" office:value-type="float" office:value="128">
            <text:p>128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10];8);1;1)" office:value-type="float" office:value="1">
            <text:p>1</text:p>
          </table:table-cell>
          <table:table-cell table:style-name="ce32" table:formula="of:=1*MID(DEC2BIN([.X10];8);2;1)" office:value-type="float" office:value="1">
            <text:p>1</text:p>
          </table:table-cell>
          <table:table-cell table:style-name="ce32" table:formula="of:=1*MID(DEC2BIN([.X10];8);3;1)" office:value-type="float" office:value="1">
            <text:p>1</text:p>
          </table:table-cell>
          <table:table-cell table:style-name="ce32" table:formula="of:=1*MID(DEC2BIN([.X10];8);4;1)" office:value-type="float" office:value="1">
            <text:p>1</text:p>
          </table:table-cell>
          <table:table-cell table:style-name="ce32" table:formula="of:=1*MID(DEC2BIN([.X10];8);5;1)" office:value-type="float" office:value="1">
            <text:p>1</text:p>
          </table:table-cell>
          <table:table-cell table:style-name="ce32" table:formula="of:=1*MID(DEC2BIN([.X10];8);6;1)" office:value-type="float" office:value="1">
            <text:p>1</text:p>
          </table:table-cell>
          <table:table-cell table:style-name="ce32" table:formula="of:=1*MID(DEC2BIN([.X10];8);7;1)" office:value-type="float" office:value="1">
            <text:p>1</text:p>
          </table:table-cell>
          <table:table-cell table:style-name="ce32" table:formula="of:=1*MID(DEC2BIN([.X10];8);8;1)" office:value-type="float" office:value="1">
            <text:p>1</text:p>
          </table:table-cell>
          <table:table-cell table:style-name="ce32" table:formula="of:=1*MID(DEC2BIN([.Y10];8);1;1)" office:value-type="float" office:value="1">
            <text:p>1</text:p>
          </table:table-cell>
          <table:table-cell table:style-name="ce32" table:formula="of:=1*MID(DEC2BIN([.Y10];8);2;1)" office:value-type="float" office:value="0">
            <text:p>0</text:p>
          </table:table-cell>
          <table:table-cell table:style-name="ce32" table:formula="of:=1*MID(DEC2BIN([.Y10];8);3;1)" office:value-type="float" office:value="0">
            <text:p>0</text:p>
          </table:table-cell>
          <table:table-cell table:style-name="ce32" table:formula="of:=1*MID(DEC2BIN([.Y10];8);4;1)" office:value-type="float" office:value="0">
            <text:p>0</text:p>
          </table:table-cell>
          <table:table-cell table:style-name="ce32" table:formula="of:=1*MID(DEC2BIN([.Y10];8);5;1)" office:value-type="float" office:value="0">
            <text:p>0</text:p>
          </table:table-cell>
          <table:table-cell table:style-name="ce32" table:formula="of:=1*MID(DEC2BIN([.Y10];8);6;1)" office:value-type="float" office:value="0">
            <text:p>0</text:p>
          </table:table-cell>
          <table:table-cell table:style-name="ce32" table:formula="of:=1*MID(DEC2BIN([.Y10];8);7;1)" office:value-type="float" office:value="0">
            <text:p>0</text:p>
          </table:table-cell>
          <table:table-cell table:style-name="ce32" table:formula="of:=1*MID(DEC2BIN([.Y10];8);8;1)" office:value-type="float" office:value="0">
            <text:p>0</text:p>
          </table:table-cell>
          <table:table-cell table:style-name="ce6"/>
          <table:table-cell table:style-name="ce21"/>
          <table:table-cell table:style-name="ce40"/>
          <table:table-cell table:style-name="ce43" office:value-type="string">
            <text:p>0xFF, 0x80, // #########.......</text:p>
          </table:table-cell>
          <table:table-cell table:style-name="Default"/>
          <table:table-cell table:style-name="ce45" table:formula="of:=MID([.T10];3;2)" office:value-type="string" office:string-value="FF">
            <text:p>FF</text:p>
          </table:table-cell>
          <table:table-cell table:style-name="ce45" table:formula="of:=MID([.T10];9;2)" office:value-type="string" office:string-value="80">
            <text:p>80</text:p>
          </table:table-cell>
          <table:table-cell table:style-name="ce45" table:formula="of:=HEX2DEC([.V10])" office:value-type="float" office:value="255">
            <text:p>255</text:p>
          </table:table-cell>
          <table:table-cell table:style-name="ce45" table:formula="of:=HEX2DEC([.W10])" office:value-type="float" office:value="128">
            <text:p>128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11];8);1;1)" office:value-type="float" office:value="1">
            <text:p>1</text:p>
          </table:table-cell>
          <table:table-cell table:style-name="ce32" table:formula="of:=1*MID(DEC2BIN([.X11];8);2;1)" office:value-type="float" office:value="1">
            <text:p>1</text:p>
          </table:table-cell>
          <table:table-cell table:style-name="ce32" table:formula="of:=1*MID(DEC2BIN([.X11];8);3;1)" office:value-type="float" office:value="0">
            <text:p>0</text:p>
          </table:table-cell>
          <table:table-cell table:style-name="ce32" table:formula="of:=1*MID(DEC2BIN([.X11];8);4;1)" office:value-type="float" office:value="0">
            <text:p>0</text:p>
          </table:table-cell>
          <table:table-cell table:style-name="ce32" table:formula="of:=1*MID(DEC2BIN([.X11];8);5;1)" office:value-type="float" office:value="0">
            <text:p>0</text:p>
          </table:table-cell>
          <table:table-cell table:style-name="ce32" table:formula="of:=1*MID(DEC2BIN([.X11];8);6;1)" office:value-type="float" office:value="0">
            <text:p>0</text:p>
          </table:table-cell>
          <table:table-cell table:style-name="ce32" table:formula="of:=1*MID(DEC2BIN([.X11];8);7;1)" office:value-type="float" office:value="0">
            <text:p>0</text:p>
          </table:table-cell>
          <table:table-cell table:style-name="ce32" table:formula="of:=1*MID(DEC2BIN([.X11];8);8;1)" office:value-type="float" office:value="0">
            <text:p>0</text:p>
          </table:table-cell>
          <table:table-cell table:style-name="ce32" table:formula="of:=1*MID(DEC2BIN([.Y11];8);1;1)" office:value-type="float" office:value="0">
            <text:p>0</text:p>
          </table:table-cell>
          <table:table-cell table:style-name="ce32" table:formula="of:=1*MID(DEC2BIN([.Y11];8);2;1)" office:value-type="float" office:value="0">
            <text:p>0</text:p>
          </table:table-cell>
          <table:table-cell table:style-name="ce32" table:formula="of:=1*MID(DEC2BIN([.Y11];8);3;1)" office:value-type="float" office:value="0">
            <text:p>0</text:p>
          </table:table-cell>
          <table:table-cell table:style-name="ce32" table:formula="of:=1*MID(DEC2BIN([.Y11];8);4;1)" office:value-type="float" office:value="0">
            <text:p>0</text:p>
          </table:table-cell>
          <table:table-cell table:style-name="ce32" table:formula="of:=1*MID(DEC2BIN([.Y11];8);5;1)" office:value-type="float" office:value="0">
            <text:p>0</text:p>
          </table:table-cell>
          <table:table-cell table:style-name="ce32" table:formula="of:=1*MID(DEC2BIN([.Y11];8);6;1)" office:value-type="float" office:value="0">
            <text:p>0</text:p>
          </table:table-cell>
          <table:table-cell table:style-name="ce32" table:formula="of:=1*MID(DEC2BIN([.Y11];8);7;1)" office:value-type="float" office:value="0">
            <text:p>0</text:p>
          </table:table-cell>
          <table:table-cell table:style-name="ce32" table:formula="of:=1*MID(DEC2BIN([.Y11];8);8;1)" office:value-type="float" office:value="0">
            <text:p>0</text:p>
          </table:table-cell>
          <table:table-cell table:style-name="ce6"/>
          <table:table-cell table:style-name="ce21"/>
          <table:table-cell table:style-name="ce40"/>
          <table:table-cell table:style-name="ce43" office:value-type="string">
            <text:p>0xC0, 0x00, // ##..............</text:p>
          </table:table-cell>
          <table:table-cell table:style-name="Default"/>
          <table:table-cell table:style-name="ce45" table:formula="of:=MID([.T11];3;2)" office:value-type="string" office:string-value="C0">
            <text:p>C0</text:p>
          </table:table-cell>
          <table:table-cell table:style-name="ce45" table:formula="of:=MID([.T11];9;2)" office:value-type="string" office:string-value="00">
            <text:p>00</text:p>
          </table:table-cell>
          <table:table-cell table:style-name="ce45" table:formula="of:=HEX2DEC([.V11])" office:value-type="float" office:value="192">
            <text:p>192</text:p>
          </table:table-cell>
          <table:table-cell table:style-name="ce45" table:formula="of:=HEX2DEC([.W11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12];8);1;1)" office:value-type="float" office:value="0">
            <text:p>0</text:p>
          </table:table-cell>
          <table:table-cell table:style-name="ce32" table:formula="of:=1*MID(DEC2BIN([.X12];8);2;1)" office:value-type="float" office:value="1">
            <text:p>1</text:p>
          </table:table-cell>
          <table:table-cell table:style-name="ce32" table:formula="of:=1*MID(DEC2BIN([.X12];8);3;1)" office:value-type="float" office:value="1">
            <text:p>1</text:p>
          </table:table-cell>
          <table:table-cell table:style-name="ce32" table:formula="of:=1*MID(DEC2BIN([.X12];8);4;1)" office:value-type="float" office:value="0">
            <text:p>0</text:p>
          </table:table-cell>
          <table:table-cell table:style-name="ce32" table:formula="of:=1*MID(DEC2BIN([.X12];8);5;1)" office:value-type="float" office:value="0">
            <text:p>0</text:p>
          </table:table-cell>
          <table:table-cell table:style-name="ce32" table:formula="of:=1*MID(DEC2BIN([.X12];8);6;1)" office:value-type="float" office:value="0">
            <text:p>0</text:p>
          </table:table-cell>
          <table:table-cell table:style-name="ce32" table:formula="of:=1*MID(DEC2BIN([.X12];8);7;1)" office:value-type="float" office:value="0">
            <text:p>0</text:p>
          </table:table-cell>
          <table:table-cell table:style-name="ce32" table:formula="of:=1*MID(DEC2BIN([.X12];8);8;1)" office:value-type="float" office:value="1">
            <text:p>1</text:p>
          </table:table-cell>
          <table:table-cell table:style-name="ce32" table:formula="of:=1*MID(DEC2BIN([.Y12];8);1;1)" office:value-type="float" office:value="1">
            <text:p>1</text:p>
          </table:table-cell>
          <table:table-cell table:style-name="ce32" table:formula="of:=1*MID(DEC2BIN([.Y12];8);2;1)" office:value-type="float" office:value="0">
            <text:p>0</text:p>
          </table:table-cell>
          <table:table-cell table:style-name="ce32" table:formula="of:=1*MID(DEC2BIN([.Y12];8);3;1)" office:value-type="float" office:value="0">
            <text:p>0</text:p>
          </table:table-cell>
          <table:table-cell table:style-name="ce32" table:formula="of:=1*MID(DEC2BIN([.Y12];8);4;1)" office:value-type="float" office:value="0">
            <text:p>0</text:p>
          </table:table-cell>
          <table:table-cell table:style-name="ce32" table:formula="of:=1*MID(DEC2BIN([.Y12];8);5;1)" office:value-type="float" office:value="0">
            <text:p>0</text:p>
          </table:table-cell>
          <table:table-cell table:style-name="ce32" table:formula="of:=1*MID(DEC2BIN([.Y12];8);6;1)" office:value-type="float" office:value="0">
            <text:p>0</text:p>
          </table:table-cell>
          <table:table-cell table:style-name="ce32" table:formula="of:=1*MID(DEC2BIN([.Y12];8);7;1)" office:value-type="float" office:value="0">
            <text:p>0</text:p>
          </table:table-cell>
          <table:table-cell table:style-name="ce32" table:formula="of:=1*MID(DEC2BIN([.Y12];8);8;1)" office:value-type="float" office:value="0">
            <text:p>0</text:p>
          </table:table-cell>
          <table:table-cell table:style-name="ce6"/>
          <table:table-cell table:style-name="ce21"/>
          <table:table-cell table:style-name="ce40"/>
          <table:table-cell table:style-name="ce43" office:value-type="string">
            <text:p>0x61, 0x80, // .##....##.......</text:p>
          </table:table-cell>
          <table:table-cell table:style-name="Default"/>
          <table:table-cell table:style-name="ce45" table:formula="of:=MID([.T12];3;2)" office:value-type="string" office:string-value="61">
            <text:p>61</text:p>
          </table:table-cell>
          <table:table-cell table:style-name="ce45" table:formula="of:=MID([.T12];9;2)" office:value-type="string" office:string-value="80">
            <text:p>80</text:p>
          </table:table-cell>
          <table:table-cell table:style-name="ce45" table:formula="of:=HEX2DEC([.V12])" office:value-type="float" office:value="97">
            <text:p>97</text:p>
          </table:table-cell>
          <table:table-cell table:style-name="ce45" table:formula="of:=HEX2DEC([.W12])" office:value-type="float" office:value="128">
            <text:p>128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13];8);1;1)" office:value-type="float" office:value="0">
            <text:p>0</text:p>
          </table:table-cell>
          <table:table-cell table:style-name="ce32" table:formula="of:=1*MID(DEC2BIN([.X13];8);2;1)" office:value-type="float" office:value="1">
            <text:p>1</text:p>
          </table:table-cell>
          <table:table-cell table:style-name="ce32" table:formula="of:=1*MID(DEC2BIN([.X13];8);3;1)" office:value-type="float" office:value="1">
            <text:p>1</text:p>
          </table:table-cell>
          <table:table-cell table:style-name="ce32" table:formula="of:=1*MID(DEC2BIN([.X13];8);4;1)" office:value-type="float" office:value="1">
            <text:p>1</text:p>
          </table:table-cell>
          <table:table-cell table:style-name="ce32" table:formula="of:=1*MID(DEC2BIN([.X13];8);5;1)" office:value-type="float" office:value="1">
            <text:p>1</text:p>
          </table:table-cell>
          <table:table-cell table:style-name="ce32" table:formula="of:=1*MID(DEC2BIN([.X13];8);6;1)" office:value-type="float" office:value="1">
            <text:p>1</text:p>
          </table:table-cell>
          <table:table-cell table:style-name="ce32" table:formula="of:=1*MID(DEC2BIN([.X13];8);7;1)" office:value-type="float" office:value="1">
            <text:p>1</text:p>
          </table:table-cell>
          <table:table-cell table:style-name="ce32" table:formula="of:=1*MID(DEC2BIN([.X13];8);8;1)" office:value-type="float" office:value="1">
            <text:p>1</text:p>
          </table:table-cell>
          <table:table-cell table:style-name="ce32" table:formula="of:=1*MID(DEC2BIN([.Y13];8);1;1)" office:value-type="float" office:value="1">
            <text:p>1</text:p>
          </table:table-cell>
          <table:table-cell table:style-name="ce32" table:formula="of:=1*MID(DEC2BIN([.Y13];8);2;1)" office:value-type="float" office:value="0">
            <text:p>0</text:p>
          </table:table-cell>
          <table:table-cell table:style-name="ce32" table:formula="of:=1*MID(DEC2BIN([.Y13];8);3;1)" office:value-type="float" office:value="0">
            <text:p>0</text:p>
          </table:table-cell>
          <table:table-cell table:style-name="ce32" table:formula="of:=1*MID(DEC2BIN([.Y13];8);4;1)" office:value-type="float" office:value="0">
            <text:p>0</text:p>
          </table:table-cell>
          <table:table-cell table:style-name="ce32" table:formula="of:=1*MID(DEC2BIN([.Y13];8);5;1)" office:value-type="float" office:value="0">
            <text:p>0</text:p>
          </table:table-cell>
          <table:table-cell table:style-name="ce32" table:formula="of:=1*MID(DEC2BIN([.Y13];8);6;1)" office:value-type="float" office:value="0">
            <text:p>0</text:p>
          </table:table-cell>
          <table:table-cell table:style-name="ce32" table:formula="of:=1*MID(DEC2BIN([.Y13];8);7;1)" office:value-type="float" office:value="0">
            <text:p>0</text:p>
          </table:table-cell>
          <table:table-cell table:style-name="ce32" table:formula="of:=1*MID(DEC2BIN([.Y13];8);8;1)" office:value-type="float" office:value="0">
            <text:p>0</text:p>
          </table:table-cell>
          <table:table-cell table:style-name="ce6"/>
          <table:table-cell table:style-name="ce21"/>
          <table:table-cell table:style-name="ce40"/>
          <table:table-cell table:style-name="ce43" office:value-type="string">
            <text:p>0x7F, 0x80, // .########.......</text:p>
          </table:table-cell>
          <table:table-cell table:style-name="Default"/>
          <table:table-cell table:style-name="ce45" table:formula="of:=MID([.T13];3;2)" office:value-type="string" office:string-value="7F">
            <text:p>7F</text:p>
          </table:table-cell>
          <table:table-cell table:style-name="ce45" table:formula="of:=MID([.T13];9;2)" office:value-type="string" office:string-value="80">
            <text:p>80</text:p>
          </table:table-cell>
          <table:table-cell table:style-name="ce45" table:formula="of:=HEX2DEC([.V13])" office:value-type="float" office:value="127">
            <text:p>127</text:p>
          </table:table-cell>
          <table:table-cell table:style-name="ce45" table:formula="of:=HEX2DEC([.W13])" office:value-type="float" office:value="128">
            <text:p>128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14];8);1;1)" office:value-type="float" office:value="0">
            <text:p>0</text:p>
          </table:table-cell>
          <table:table-cell table:style-name="ce32" table:formula="of:=1*MID(DEC2BIN([.X14];8);2;1)" office:value-type="float" office:value="0">
            <text:p>0</text:p>
          </table:table-cell>
          <table:table-cell table:style-name="ce32" table:formula="of:=1*MID(DEC2BIN([.X14];8);3;1)" office:value-type="float" office:value="0">
            <text:p>0</text:p>
          </table:table-cell>
          <table:table-cell table:style-name="ce32" table:formula="of:=1*MID(DEC2BIN([.X14];8);4;1)" office:value-type="float" office:value="1">
            <text:p>1</text:p>
          </table:table-cell>
          <table:table-cell table:style-name="ce32" table:formula="of:=1*MID(DEC2BIN([.X14];8);5;1)" office:value-type="float" office:value="1">
            <text:p>1</text:p>
          </table:table-cell>
          <table:table-cell table:style-name="ce32" table:formula="of:=1*MID(DEC2BIN([.X14];8);6;1)" office:value-type="float" office:value="1">
            <text:p>1</text:p>
          </table:table-cell>
          <table:table-cell table:style-name="ce32" table:formula="of:=1*MID(DEC2BIN([.X14];8);7;1)" office:value-type="float" office:value="1">
            <text:p>1</text:p>
          </table:table-cell>
          <table:table-cell table:style-name="ce32" table:formula="of:=1*MID(DEC2BIN([.X14];8);8;1)" office:value-type="float" office:value="0">
            <text:p>0</text:p>
          </table:table-cell>
          <table:table-cell table:style-name="ce32" table:formula="of:=1*MID(DEC2BIN([.Y14];8);1;1)" office:value-type="float" office:value="0">
            <text:p>0</text:p>
          </table:table-cell>
          <table:table-cell table:style-name="ce32" table:formula="of:=1*MID(DEC2BIN([.Y14];8);2;1)" office:value-type="float" office:value="0">
            <text:p>0</text:p>
          </table:table-cell>
          <table:table-cell table:style-name="ce32" table:formula="of:=1*MID(DEC2BIN([.Y14];8);3;1)" office:value-type="float" office:value="0">
            <text:p>0</text:p>
          </table:table-cell>
          <table:table-cell table:style-name="ce32" table:formula="of:=1*MID(DEC2BIN([.Y14];8);4;1)" office:value-type="float" office:value="0">
            <text:p>0</text:p>
          </table:table-cell>
          <table:table-cell table:style-name="ce32" table:formula="of:=1*MID(DEC2BIN([.Y14];8);5;1)" office:value-type="float" office:value="0">
            <text:p>0</text:p>
          </table:table-cell>
          <table:table-cell table:style-name="ce32" table:formula="of:=1*MID(DEC2BIN([.Y14];8);6;1)" office:value-type="float" office:value="0">
            <text:p>0</text:p>
          </table:table-cell>
          <table:table-cell table:style-name="ce32" table:formula="of:=1*MID(DEC2BIN([.Y14];8);7;1)" office:value-type="float" office:value="0">
            <text:p>0</text:p>
          </table:table-cell>
          <table:table-cell table:style-name="ce32" table:formula="of:=1*MID(DEC2BIN([.Y14];8);8;1)" office:value-type="float" office:value="0">
            <text:p>0</text:p>
          </table:table-cell>
          <table:table-cell table:style-name="ce6"/>
          <table:table-cell table:style-name="ce21"/>
          <table:table-cell table:style-name="ce40"/>
          <table:table-cell table:style-name="ce43" office:value-type="string">
            <text:p>0x1E, 0x00, // ...####.........</text:p>
          </table:table-cell>
          <table:table-cell table:style-name="Default"/>
          <table:table-cell table:style-name="ce45" table:formula="of:=MID([.T14];3;2)" office:value-type="string" office:string-value="1E">
            <text:p>1E</text:p>
          </table:table-cell>
          <table:table-cell table:style-name="ce45" table:formula="of:=MID([.T14];9;2)" office:value-type="string" office:string-value="00">
            <text:p>00</text:p>
          </table:table-cell>
          <table:table-cell table:style-name="ce45" table:formula="of:=HEX2DEC([.V14])" office:value-type="float" office:value="30">
            <text:p>30</text:p>
          </table:table-cell>
          <table:table-cell table:style-name="ce45" table:formula="of:=HEX2DEC([.W14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15];8);1;1)" office:value-type="float" office:value="0">
            <text:p>0</text:p>
          </table:table-cell>
          <table:table-cell table:style-name="ce32" table:formula="of:=1*MID(DEC2BIN([.X15];8);2;1)" office:value-type="float" office:value="0">
            <text:p>0</text:p>
          </table:table-cell>
          <table:table-cell table:style-name="ce32" table:formula="of:=1*MID(DEC2BIN([.X15];8);3;1)" office:value-type="float" office:value="0">
            <text:p>0</text:p>
          </table:table-cell>
          <table:table-cell table:style-name="ce32" table:formula="of:=1*MID(DEC2BIN([.X15];8);4;1)" office:value-type="float" office:value="0">
            <text:p>0</text:p>
          </table:table-cell>
          <table:table-cell table:style-name="ce32" table:formula="of:=1*MID(DEC2BIN([.X15];8);5;1)" office:value-type="float" office:value="0">
            <text:p>0</text:p>
          </table:table-cell>
          <table:table-cell table:style-name="ce32" table:formula="of:=1*MID(DEC2BIN([.X15];8);6;1)" office:value-type="float" office:value="0">
            <text:p>0</text:p>
          </table:table-cell>
          <table:table-cell table:style-name="ce32" table:formula="of:=1*MID(DEC2BIN([.X15];8);7;1)" office:value-type="float" office:value="0">
            <text:p>0</text:p>
          </table:table-cell>
          <table:table-cell table:style-name="ce32" table:formula="of:=1*MID(DEC2BIN([.X15];8);8;1)" office:value-type="float" office:value="0">
            <text:p>0</text:p>
          </table:table-cell>
          <table:table-cell table:style-name="ce32" table:formula="of:=1*MID(DEC2BIN([.Y15];8);1;1)" office:value-type="float" office:value="0">
            <text:p>0</text:p>
          </table:table-cell>
          <table:table-cell table:style-name="ce32" table:formula="of:=1*MID(DEC2BIN([.Y15];8);2;1)" office:value-type="float" office:value="0">
            <text:p>0</text:p>
          </table:table-cell>
          <table:table-cell table:style-name="ce32" table:formula="of:=1*MID(DEC2BIN([.Y15];8);3;1)" office:value-type="float" office:value="0">
            <text:p>0</text:p>
          </table:table-cell>
          <table:table-cell table:style-name="ce32" table:formula="of:=1*MID(DEC2BIN([.Y15];8);4;1)" office:value-type="float" office:value="0">
            <text:p>0</text:p>
          </table:table-cell>
          <table:table-cell table:style-name="ce32" table:formula="of:=1*MID(DEC2BIN([.Y15];8);5;1)" office:value-type="float" office:value="0">
            <text:p>0</text:p>
          </table:table-cell>
          <table:table-cell table:style-name="ce32" table:formula="of:=1*MID(DEC2BIN([.Y15];8);6;1)" office:value-type="float" office:value="0">
            <text:p>0</text:p>
          </table:table-cell>
          <table:table-cell table:style-name="ce32" table:formula="of:=1*MID(DEC2BIN([.Y15];8);7;1)" office:value-type="float" office:value="0">
            <text:p>0</text:p>
          </table:table-cell>
          <table:table-cell table:style-name="ce32" table:formula="of:=1*MID(DEC2BIN([.Y15];8);8;1)" office:value-type="float" office:value="0">
            <text:p>0</text:p>
          </table:table-cell>
          <table:table-cell table:style-name="ce17"/>
          <table:table-cell table:style-name="ce21"/>
          <table:table-cell table:style-name="ce40"/>
          <table:table-cell table:style-name="ce43" office:value-type="string">
            <text:p>0x00, 0x00, // ................</text:p>
          </table:table-cell>
          <table:table-cell table:style-name="Default"/>
          <table:table-cell table:style-name="ce45" table:formula="of:=MID([.T15];3;2)" office:value-type="string" office:string-value="00">
            <text:p>00</text:p>
          </table:table-cell>
          <table:table-cell table:style-name="ce45" table:formula="of:=MID([.T15];9;2)" office:value-type="string" office:string-value="00">
            <text:p>00</text:p>
          </table:table-cell>
          <table:table-cell table:style-name="ce45" table:formula="of:=HEX2DEC([.V15])" office:value-type="float" office:value="0">
            <text:p>0</text:p>
          </table:table-cell>
          <table:table-cell table:style-name="ce45" table:formula="of:=HEX2DEC([.W15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16];8);1;1)" office:value-type="float" office:value="0">
            <text:p>0</text:p>
          </table:table-cell>
          <table:table-cell table:style-name="ce32" table:formula="of:=1*MID(DEC2BIN([.X16];8);2;1)" office:value-type="float" office:value="0">
            <text:p>0</text:p>
          </table:table-cell>
          <table:table-cell table:style-name="ce32" table:formula="of:=1*MID(DEC2BIN([.X16];8);3;1)" office:value-type="float" office:value="0">
            <text:p>0</text:p>
          </table:table-cell>
          <table:table-cell table:style-name="ce32" table:formula="of:=1*MID(DEC2BIN([.X16];8);4;1)" office:value-type="float" office:value="0">
            <text:p>0</text:p>
          </table:table-cell>
          <table:table-cell table:style-name="ce32" table:formula="of:=1*MID(DEC2BIN([.X16];8);5;1)" office:value-type="float" office:value="0">
            <text:p>0</text:p>
          </table:table-cell>
          <table:table-cell table:style-name="ce32" table:formula="of:=1*MID(DEC2BIN([.X16];8);6;1)" office:value-type="float" office:value="0">
            <text:p>0</text:p>
          </table:table-cell>
          <table:table-cell table:style-name="ce32" table:formula="of:=1*MID(DEC2BIN([.X16];8);7;1)" office:value-type="float" office:value="0">
            <text:p>0</text:p>
          </table:table-cell>
          <table:table-cell table:style-name="ce32" table:formula="of:=1*MID(DEC2BIN([.X16];8);8;1)" office:value-type="float" office:value="0">
            <text:p>0</text:p>
          </table:table-cell>
          <table:table-cell table:style-name="ce32" table:formula="of:=1*MID(DEC2BIN([.Y16];8);1;1)" office:value-type="float" office:value="0">
            <text:p>0</text:p>
          </table:table-cell>
          <table:table-cell table:style-name="ce32" table:formula="of:=1*MID(DEC2BIN([.Y16];8);2;1)" office:value-type="float" office:value="0">
            <text:p>0</text:p>
          </table:table-cell>
          <table:table-cell table:style-name="ce32" table:formula="of:=1*MID(DEC2BIN([.Y16];8);3;1)" office:value-type="float" office:value="0">
            <text:p>0</text:p>
          </table:table-cell>
          <table:table-cell table:style-name="ce32" table:formula="of:=1*MID(DEC2BIN([.Y16];8);4;1)" office:value-type="float" office:value="0">
            <text:p>0</text:p>
          </table:table-cell>
          <table:table-cell table:style-name="ce32" table:formula="of:=1*MID(DEC2BIN([.Y16];8);5;1)" office:value-type="float" office:value="0">
            <text:p>0</text:p>
          </table:table-cell>
          <table:table-cell table:style-name="ce32" table:formula="of:=1*MID(DEC2BIN([.Y16];8);6;1)" office:value-type="float" office:value="0">
            <text:p>0</text:p>
          </table:table-cell>
          <table:table-cell table:style-name="ce32" table:formula="of:=1*MID(DEC2BIN([.Y16];8);7;1)" office:value-type="float" office:value="0">
            <text:p>0</text:p>
          </table:table-cell>
          <table:table-cell table:style-name="ce32" table:formula="of:=1*MID(DEC2BIN([.Y16];8);8;1)" office:value-type="float" office:value="0">
            <text:p>0</text:p>
          </table:table-cell>
          <table:table-cell table:style-name="ce17"/>
          <table:table-cell table:style-name="ce21"/>
          <table:table-cell table:style-name="ce40"/>
          <table:table-cell table:style-name="ce43" office:value-type="string">
            <text:p>0x00, 0x00, // ................</text:p>
          </table:table-cell>
          <table:table-cell table:style-name="Default"/>
          <table:table-cell table:style-name="ce45" table:formula="of:=MID([.T16];3;2)" office:value-type="string" office:string-value="00">
            <text:p>00</text:p>
          </table:table-cell>
          <table:table-cell table:style-name="ce45" table:formula="of:=MID([.T16];9;2)" office:value-type="string" office:string-value="00">
            <text:p>00</text:p>
          </table:table-cell>
          <table:table-cell table:style-name="ce45" table:formula="of:=HEX2DEC([.V16])" office:value-type="float" office:value="0">
            <text:p>0</text:p>
          </table:table-cell>
          <table:table-cell table:style-name="ce45" table:formula="of:=HEX2DEC([.W16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17];8);1;1)" office:value-type="float" office:value="0">
            <text:p>0</text:p>
          </table:table-cell>
          <table:table-cell table:style-name="ce32" table:formula="of:=1*MID(DEC2BIN([.X17];8);2;1)" office:value-type="float" office:value="0">
            <text:p>0</text:p>
          </table:table-cell>
          <table:table-cell table:style-name="ce32" table:formula="of:=1*MID(DEC2BIN([.X17];8);3;1)" office:value-type="float" office:value="0">
            <text:p>0</text:p>
          </table:table-cell>
          <table:table-cell table:style-name="ce32" table:formula="of:=1*MID(DEC2BIN([.X17];8);4;1)" office:value-type="float" office:value="0">
            <text:p>0</text:p>
          </table:table-cell>
          <table:table-cell table:style-name="ce32" table:formula="of:=1*MID(DEC2BIN([.X17];8);5;1)" office:value-type="float" office:value="0">
            <text:p>0</text:p>
          </table:table-cell>
          <table:table-cell table:style-name="ce32" table:formula="of:=1*MID(DEC2BIN([.X17];8);6;1)" office:value-type="float" office:value="0">
            <text:p>0</text:p>
          </table:table-cell>
          <table:table-cell table:style-name="ce32" table:formula="of:=1*MID(DEC2BIN([.X17];8);7;1)" office:value-type="float" office:value="0">
            <text:p>0</text:p>
          </table:table-cell>
          <table:table-cell table:style-name="ce32" table:formula="of:=1*MID(DEC2BIN([.X17];8);8;1)" office:value-type="float" office:value="0">
            <text:p>0</text:p>
          </table:table-cell>
          <table:table-cell table:style-name="ce32" table:formula="of:=1*MID(DEC2BIN([.Y17];8);1;1)" office:value-type="float" office:value="0">
            <text:p>0</text:p>
          </table:table-cell>
          <table:table-cell table:style-name="ce32" table:formula="of:=1*MID(DEC2BIN([.Y17];8);2;1)" office:value-type="float" office:value="0">
            <text:p>0</text:p>
          </table:table-cell>
          <table:table-cell table:style-name="ce32" table:formula="of:=1*MID(DEC2BIN([.Y17];8);3;1)" office:value-type="float" office:value="0">
            <text:p>0</text:p>
          </table:table-cell>
          <table:table-cell table:style-name="ce32" table:formula="of:=1*MID(DEC2BIN([.Y17];8);4;1)" office:value-type="float" office:value="0">
            <text:p>0</text:p>
          </table:table-cell>
          <table:table-cell table:style-name="ce32" table:formula="of:=1*MID(DEC2BIN([.Y17];8);5;1)" office:value-type="float" office:value="0">
            <text:p>0</text:p>
          </table:table-cell>
          <table:table-cell table:style-name="ce32" table:formula="of:=1*MID(DEC2BIN([.Y17];8);6;1)" office:value-type="float" office:value="0">
            <text:p>0</text:p>
          </table:table-cell>
          <table:table-cell table:style-name="ce32" table:formula="of:=1*MID(DEC2BIN([.Y17];8);7;1)" office:value-type="float" office:value="0">
            <text:p>0</text:p>
          </table:table-cell>
          <table:table-cell table:style-name="ce32" table:formula="of:=1*MID(DEC2BIN([.Y17];8);8;1)" office:value-type="float" office:value="0">
            <text:p>0</text:p>
          </table:table-cell>
          <table:table-cell table:style-name="ce17"/>
          <table:table-cell table:style-name="ce21"/>
          <table:table-cell table:style-name="ce40"/>
          <table:table-cell table:style-name="ce43" office:value-type="string">
            <text:p>0x00, 0x00, // ................</text:p>
          </table:table-cell>
          <table:table-cell table:style-name="Default"/>
          <table:table-cell table:style-name="ce45" table:formula="of:=MID([.T17];3;2)" office:value-type="string" office:string-value="00">
            <text:p>00</text:p>
          </table:table-cell>
          <table:table-cell table:style-name="ce45" table:formula="of:=MID([.T17];9;2)" office:value-type="string" office:string-value="00">
            <text:p>00</text:p>
          </table:table-cell>
          <table:table-cell table:style-name="ce45" table:formula="of:=HEX2DEC([.V17])" office:value-type="float" office:value="0">
            <text:p>0</text:p>
          </table:table-cell>
          <table:table-cell table:style-name="ce45" table:formula="of:=HEX2DEC([.W17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18];8);1;1)" office:value-type="float" office:value="0">
            <text:p>0</text:p>
          </table:table-cell>
          <table:table-cell table:style-name="ce32" table:formula="of:=1*MID(DEC2BIN([.X18];8);2;1)" office:value-type="float" office:value="0">
            <text:p>0</text:p>
          </table:table-cell>
          <table:table-cell table:style-name="ce32" table:formula="of:=1*MID(DEC2BIN([.X18];8);3;1)" office:value-type="float" office:value="0">
            <text:p>0</text:p>
          </table:table-cell>
          <table:table-cell table:style-name="ce32" table:formula="of:=1*MID(DEC2BIN([.X18];8);4;1)" office:value-type="float" office:value="0">
            <text:p>0</text:p>
          </table:table-cell>
          <table:table-cell table:style-name="ce32" table:formula="of:=1*MID(DEC2BIN([.X18];8);5;1)" office:value-type="float" office:value="0">
            <text:p>0</text:p>
          </table:table-cell>
          <table:table-cell table:style-name="ce32" table:formula="of:=1*MID(DEC2BIN([.X18];8);6;1)" office:value-type="float" office:value="0">
            <text:p>0</text:p>
          </table:table-cell>
          <table:table-cell table:style-name="ce32" table:formula="of:=1*MID(DEC2BIN([.X18];8);7;1)" office:value-type="float" office:value="0">
            <text:p>0</text:p>
          </table:table-cell>
          <table:table-cell table:style-name="ce32" table:formula="of:=1*MID(DEC2BIN([.X18];8);8;1)" office:value-type="float" office:value="0">
            <text:p>0</text:p>
          </table:table-cell>
          <table:table-cell table:style-name="ce32" table:formula="of:=1*MID(DEC2BIN([.Y18];8);1;1)" office:value-type="float" office:value="0">
            <text:p>0</text:p>
          </table:table-cell>
          <table:table-cell table:style-name="ce32" table:formula="of:=1*MID(DEC2BIN([.Y18];8);2;1)" office:value-type="float" office:value="0">
            <text:p>0</text:p>
          </table:table-cell>
          <table:table-cell table:style-name="ce32" table:formula="of:=1*MID(DEC2BIN([.Y18];8);3;1)" office:value-type="float" office:value="0">
            <text:p>0</text:p>
          </table:table-cell>
          <table:table-cell table:style-name="ce32" table:formula="of:=1*MID(DEC2BIN([.Y18];8);4;1)" office:value-type="float" office:value="0">
            <text:p>0</text:p>
          </table:table-cell>
          <table:table-cell table:style-name="ce32" table:formula="of:=1*MID(DEC2BIN([.Y18];8);5;1)" office:value-type="float" office:value="0">
            <text:p>0</text:p>
          </table:table-cell>
          <table:table-cell table:style-name="ce32" table:formula="of:=1*MID(DEC2BIN([.Y18];8);6;1)" office:value-type="float" office:value="0">
            <text:p>0</text:p>
          </table:table-cell>
          <table:table-cell table:style-name="ce32" table:formula="of:=1*MID(DEC2BIN([.Y18];8);7;1)" office:value-type="float" office:value="0">
            <text:p>0</text:p>
          </table:table-cell>
          <table:table-cell table:style-name="ce32" table:formula="of:=1*MID(DEC2BIN([.Y18];8);8;1)" office:value-type="float" office:value="0">
            <text:p>0</text:p>
          </table:table-cell>
          <table:table-cell table:style-name="ce17"/>
          <table:table-cell table:style-name="ce21"/>
          <table:table-cell table:style-name="ce40"/>
          <table:table-cell table:style-name="ce43" office:value-type="string">
            <text:p>0x00, 0x00, // ................</text:p>
          </table:table-cell>
          <table:table-cell table:style-name="Default"/>
          <table:table-cell table:style-name="ce45" table:formula="of:=MID([.T18];3;2)" office:value-type="string" office:string-value="00">
            <text:p>00</text:p>
          </table:table-cell>
          <table:table-cell table:style-name="ce45" table:formula="of:=MID([.T18];9;2)" office:value-type="string" office:string-value="00">
            <text:p>00</text:p>
          </table:table-cell>
          <table:table-cell table:style-name="ce45" table:formula="of:=HEX2DEC([.V18])" office:value-type="float" office:value="0">
            <text:p>0</text:p>
          </table:table-cell>
          <table:table-cell table:style-name="ce45" table:formula="of:=HEX2DEC([.W18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19];8);1;1)" office:value-type="float" office:value="0">
            <text:p>0</text:p>
          </table:table-cell>
          <table:table-cell table:style-name="ce32" table:formula="of:=1*MID(DEC2BIN([.X19];8);2;1)" office:value-type="float" office:value="0">
            <text:p>0</text:p>
          </table:table-cell>
          <table:table-cell table:style-name="ce32" table:formula="of:=1*MID(DEC2BIN([.X19];8);3;1)" office:value-type="float" office:value="0">
            <text:p>0</text:p>
          </table:table-cell>
          <table:table-cell table:style-name="ce32" table:formula="of:=1*MID(DEC2BIN([.X19];8);4;1)" office:value-type="float" office:value="0">
            <text:p>0</text:p>
          </table:table-cell>
          <table:table-cell table:style-name="ce32" table:formula="of:=1*MID(DEC2BIN([.X19];8);5;1)" office:value-type="float" office:value="0">
            <text:p>0</text:p>
          </table:table-cell>
          <table:table-cell table:style-name="ce32" table:formula="of:=1*MID(DEC2BIN([.X19];8);6;1)" office:value-type="float" office:value="0">
            <text:p>0</text:p>
          </table:table-cell>
          <table:table-cell table:style-name="ce32" table:formula="of:=1*MID(DEC2BIN([.X19];8);7;1)" office:value-type="float" office:value="0">
            <text:p>0</text:p>
          </table:table-cell>
          <table:table-cell table:style-name="ce32" table:formula="of:=1*MID(DEC2BIN([.X19];8);8;1)" office:value-type="float" office:value="0">
            <text:p>0</text:p>
          </table:table-cell>
          <table:table-cell table:style-name="ce32" table:formula="of:=1*MID(DEC2BIN([.Y19];8);1;1)" office:value-type="float" office:value="0">
            <text:p>0</text:p>
          </table:table-cell>
          <table:table-cell table:style-name="ce32" table:formula="of:=1*MID(DEC2BIN([.Y19];8);2;1)" office:value-type="float" office:value="0">
            <text:p>0</text:p>
          </table:table-cell>
          <table:table-cell table:style-name="ce32" table:formula="of:=1*MID(DEC2BIN([.Y19];8);3;1)" office:value-type="float" office:value="0">
            <text:p>0</text:p>
          </table:table-cell>
          <table:table-cell table:style-name="ce32" table:formula="of:=1*MID(DEC2BIN([.Y19];8);4;1)" office:value-type="float" office:value="0">
            <text:p>0</text:p>
          </table:table-cell>
          <table:table-cell table:style-name="ce32" table:formula="of:=1*MID(DEC2BIN([.Y19];8);5;1)" office:value-type="float" office:value="0">
            <text:p>0</text:p>
          </table:table-cell>
          <table:table-cell table:style-name="ce32" table:formula="of:=1*MID(DEC2BIN([.Y19];8);6;1)" office:value-type="float" office:value="0">
            <text:p>0</text:p>
          </table:table-cell>
          <table:table-cell table:style-name="ce32" table:formula="of:=1*MID(DEC2BIN([.Y19];8);7;1)" office:value-type="float" office:value="0">
            <text:p>0</text:p>
          </table:table-cell>
          <table:table-cell table:style-name="ce32" table:formula="of:=1*MID(DEC2BIN([.Y19];8);8;1)" office:value-type="float" office:value="0">
            <text:p>0</text:p>
          </table:table-cell>
          <table:table-cell table:style-name="ce20"/>
          <table:table-cell table:style-name="ce21"/>
          <table:table-cell table:style-name="ce40"/>
          <table:table-cell table:style-name="ce43" office:value-type="string">
            <text:p>0x00, 0x00, // ................</text:p>
          </table:table-cell>
          <table:table-cell table:style-name="Default"/>
          <table:table-cell table:style-name="ce45" table:formula="of:=MID([.T19];3;2)" office:value-type="string" office:string-value="00">
            <text:p>00</text:p>
          </table:table-cell>
          <table:table-cell table:style-name="ce45" table:formula="of:=MID([.T19];9;2)" office:value-type="string" office:string-value="00">
            <text:p>00</text:p>
          </table:table-cell>
          <table:table-cell table:style-name="ce45" table:formula="of:=HEX2DEC([.V19])" office:value-type="float" office:value="0">
            <text:p>0</text:p>
          </table:table-cell>
          <table:table-cell table:style-name="ce45" table:formula="of:=HEX2DEC([.W19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6">
          <table:table-cell table:style-name="ce32" table:formula="of:=1*MID(DEC2BIN([.X20];8);1;1)" office:value-type="float" office:value="0">
            <text:p>0</text:p>
          </table:table-cell>
          <table:table-cell table:style-name="ce32" table:formula="of:=1*MID(DEC2BIN([.X20];8);2;1)" office:value-type="float" office:value="0">
            <text:p>0</text:p>
          </table:table-cell>
          <table:table-cell table:style-name="ce32" table:formula="of:=1*MID(DEC2BIN([.X20];8);3;1)" office:value-type="float" office:value="0">
            <text:p>0</text:p>
          </table:table-cell>
          <table:table-cell table:style-name="ce32" table:formula="of:=1*MID(DEC2BIN([.X20];8);4;1)" office:value-type="float" office:value="0">
            <text:p>0</text:p>
          </table:table-cell>
          <table:table-cell table:style-name="ce32" table:formula="of:=1*MID(DEC2BIN([.X20];8);5;1)" office:value-type="float" office:value="0">
            <text:p>0</text:p>
          </table:table-cell>
          <table:table-cell table:style-name="ce32" table:formula="of:=1*MID(DEC2BIN([.X20];8);6;1)" office:value-type="float" office:value="0">
            <text:p>0</text:p>
          </table:table-cell>
          <table:table-cell table:style-name="ce32" table:formula="of:=1*MID(DEC2BIN([.X20];8);7;1)" office:value-type="float" office:value="0">
            <text:p>0</text:p>
          </table:table-cell>
          <table:table-cell table:style-name="ce32" table:formula="of:=1*MID(DEC2BIN([.X20];8);8;1)" office:value-type="float" office:value="0">
            <text:p>0</text:p>
          </table:table-cell>
          <table:table-cell table:style-name="ce32" table:formula="of:=1*MID(DEC2BIN([.Y20];8);1;1)" office:value-type="float" office:value="0">
            <text:p>0</text:p>
          </table:table-cell>
          <table:table-cell table:style-name="ce32" table:formula="of:=1*MID(DEC2BIN([.Y20];8);2;1)" office:value-type="float" office:value="0">
            <text:p>0</text:p>
          </table:table-cell>
          <table:table-cell table:style-name="ce32" table:formula="of:=1*MID(DEC2BIN([.Y20];8);3;1)" office:value-type="float" office:value="0">
            <text:p>0</text:p>
          </table:table-cell>
          <table:table-cell table:style-name="ce32" table:formula="of:=1*MID(DEC2BIN([.Y20];8);4;1)" office:value-type="float" office:value="0">
            <text:p>0</text:p>
          </table:table-cell>
          <table:table-cell table:style-name="ce32" table:formula="of:=1*MID(DEC2BIN([.Y20];8);5;1)" office:value-type="float" office:value="0">
            <text:p>0</text:p>
          </table:table-cell>
          <table:table-cell table:style-name="ce32" table:formula="of:=1*MID(DEC2BIN([.Y20];8);6;1)" office:value-type="float" office:value="0">
            <text:p>0</text:p>
          </table:table-cell>
          <table:table-cell table:style-name="ce32" table:formula="of:=1*MID(DEC2BIN([.Y20];8);7;1)" office:value-type="float" office:value="0">
            <text:p>0</text:p>
          </table:table-cell>
          <table:table-cell table:style-name="ce32" table:formula="of:=1*MID(DEC2BIN([.Y20];8);8;1)" office:value-type="float" office:value="0">
            <text:p>0</text:p>
          </table:table-cell>
          <table:table-cell table:style-name="ce20"/>
          <table:table-cell table:style-name="ce21"/>
          <table:table-cell table:style-name="ce41"/>
          <table:table-cell table:style-name="ce43" office:value-type="string">
            <text:p>0x00, 0x00, // ................</text:p>
          </table:table-cell>
          <table:table-cell table:style-name="Default"/>
          <table:table-cell table:style-name="ce45" table:formula="of:=MID([.T20];3;2)" office:value-type="string" office:string-value="00">
            <text:p>00</text:p>
          </table:table-cell>
          <table:table-cell table:style-name="ce45" table:formula="of:=MID([.T20];9;2)" office:value-type="string" office:string-value="00">
            <text:p>00</text:p>
          </table:table-cell>
          <table:table-cell table:style-name="ce45" table:formula="of:=HEX2DEC([.V20])" office:value-type="float" office:value="0">
            <text:p>0</text:p>
          </table:table-cell>
          <table:table-cell table:style-name="ce45" table:formula="of:=HEX2DEC([.W20])" office:value-type="float" office:value="0">
            <text:p>0</text:p>
          </table:table-cell>
          <table:table-cell table:number-columns-repeated="38"/>
          <table:table-cell table:style-name="ce6" table:number-columns-repeated="961"/>
        </table:table-row>
        <table:table-row table:style-name="ro7">
          <table:table-cell table:style-name="ce17" table:number-columns-repeated="5"/>
          <table:table-cell table:style-name="ce20" table:number-columns-repeated="5"/>
          <table:table-cell table:style-name="ce6" table:number-columns-repeated="7"/>
          <table:table-cell table:style-name="ce21"/>
          <table:table-cell table:style-name="ce42"/>
          <table:table-cell table:style-name="Default"/>
          <table:table-cell table:style-name="ce28"/>
          <table:table-cell table:style-name="ce6" table:number-columns-repeated="4"/>
          <table:table-cell table:number-columns-repeated="38"/>
          <table:table-cell table:style-name="ce6" table:number-columns-repeated="961"/>
        </table:table-row>
        <table:table-row table:style-name="ro7">
          <table:table-cell table:style-name="Default" table:number-columns-repeated="17"/>
          <table:table-cell table:style-name="ce22"/>
          <table:table-cell table:style-name="ce37"/>
          <table:table-cell table:style-name="Default" table:number-columns-repeated="6"/>
          <table:table-cell table:number-columns-repeated="38"/>
          <table:table-cell table:style-name="ce6" table:number-columns-repeated="961"/>
        </table:table-row>
        <table:table-row table:style-name="ro7">
          <table:table-cell table:style-name="ce37" office:value-type="string">
            <text:p><text:s/>0x00, 0x00, // ................</text:p>
          </table:table-cell>
          <table:table-cell table:style-name="Default" table:number-columns-repeated="16"/>
          <table:table-cell table:style-name="ce22"/>
          <table:table-cell table:style-name="ce37"/>
          <table:table-cell table:style-name="ce43" table:formula="of:=RIGHT([.A23];LEN([.A23])-1)" office:value-type="string" office:string-value="0x00, 0x00, // ................">
            <text:p>0x00, 0x00, // ................</text:p>
          </table:table-cell>
          <table:table-cell table:style-name="Default" table:number-columns-repeated="5"/>
          <table:table-cell table:number-columns-repeated="38"/>
          <table:table-cell table:style-name="ce6" table:number-columns-repeated="961"/>
        </table:table-row>
        <table:table-row table:style-name="ro7">
          <table:table-cell table:style-name="ce37" office:value-type="string">
            <text:p><text:s/>0x00, 0x00, // ................</text:p>
          </table:table-cell>
          <table:table-cell table:style-name="Default" table:number-columns-repeated="16"/>
          <table:table-cell table:style-name="ce22"/>
          <table:table-cell table:style-name="ce37"/>
          <table:table-cell table:style-name="ce43" table:formula="of:=RIGHT([.A24];LEN([.A24])-1)" office:value-type="string" office:string-value="0x00, 0x00, // ................">
            <text:p>0x00, 0x00, // ................</text:p>
          </table:table-cell>
          <table:table-cell table:style-name="Default" table:number-columns-repeated="5"/>
          <table:table-cell table:number-columns-repeated="999"/>
        </table:table-row>
        <table:table-row table:style-name="ro7">
          <table:table-cell table:style-name="ce37" office:value-type="string">
            <text:p><text:s/>0x00, 0x00, // ................</text:p>
          </table:table-cell>
          <table:table-cell table:style-name="Default" table:number-columns-repeated="16"/>
          <table:table-cell table:style-name="ce22"/>
          <table:table-cell table:style-name="ce37"/>
          <table:table-cell table:style-name="ce43" table:formula="of:=RIGHT([.A25];LEN([.A25])-1)" office:value-type="string" office:string-value="0x00, 0x00, // ................">
            <text:p>0x00, 0x00, // ................</text:p>
          </table:table-cell>
          <table:table-cell table:style-name="Default" table:number-columns-repeated="5"/>
          <table:table-cell table:number-columns-repeated="999"/>
        </table:table-row>
        <table:table-row table:style-name="ro7">
          <table:table-cell table:style-name="ce37" office:value-type="string">
            <text:p><text:s/>0x00, 0x00, // ................</text:p>
          </table:table-cell>
          <table:table-cell table:style-name="Default" table:number-columns-repeated="16"/>
          <table:table-cell table:style-name="ce22"/>
          <table:table-cell table:style-name="ce37"/>
          <table:table-cell table:style-name="ce43" table:formula="of:=RIGHT([.A26];LEN([.A26])-1)" office:value-type="string" office:string-value="0x00, 0x00, // ................">
            <text:p>0x00, 0x00, // ................</text:p>
          </table:table-cell>
          <table:table-cell/>
          <table:table-cell table:style-name="Default" table:number-columns-repeated="4"/>
          <table:table-cell table:number-columns-repeated="999"/>
        </table:table-row>
        <table:table-row table:style-name="ro7">
          <table:table-cell table:style-name="ce38" office:value-type="string">
            <text:p><text:s/>0x00, 0x00, // ................</text:p>
          </table:table-cell>
          <table:table-cell table:style-name="Default" table:number-columns-repeated="16"/>
          <table:table-cell table:style-name="ce22"/>
          <table:table-cell table:style-name="ce37"/>
          <table:table-cell table:style-name="ce43" table:formula="of:=RIGHT([.A27];LEN([.A27])-1)" office:value-type="string" office:string-value="0x00, 0x00, // ................">
            <text:p>0x00, 0x00, // ................</text:p>
          </table:table-cell>
          <table:table-cell/>
          <table:table-cell table:style-name="Default" table:number-columns-repeated="4"/>
          <table:table-cell table:number-columns-repeated="999"/>
        </table:table-row>
        <table:table-row table:style-name="ro7">
          <table:table-cell table:style-name="ce38" office:value-type="string">
            <text:p><text:s/>0x1C, 0x00, // ...###..........</text:p>
          </table:table-cell>
          <table:table-cell table:number-columns-repeated="18"/>
          <table:table-cell table:style-name="ce43" table:formula="of:=RIGHT([.A28];LEN([.A28])-1)" office:value-type="string" office:string-value="0x1C, 0x00, // ...###..........">
            <text:p>0x1C, 0x00, // ...###..........</text:p>
          </table:table-cell>
          <table:table-cell table:number-columns-repeated="1004"/>
        </table:table-row>
        <table:table-row table:style-name="ro7">
          <table:table-cell table:style-name="ce38" office:value-type="string">
            <text:p><text:s/>0x7F, 0x00, // .#######........</text:p>
          </table:table-cell>
          <table:table-cell table:number-columns-repeated="18"/>
          <table:table-cell table:style-name="ce43" table:formula="of:=RIGHT([.A29];LEN([.A29])-1)" office:value-type="string" office:string-value="0x7F, 0x00, // .#######........">
            <text:p>0x7F, 0x00, // .#######........</text:p>
          </table:table-cell>
          <table:table-cell table:number-columns-repeated="1004"/>
        </table:table-row>
        <table:table-row table:style-name="ro7">
          <table:table-cell table:style-name="ce38" office:value-type="string">
            <text:p><text:s/>0x63, 0x00, // .##...##........</text:p>
          </table:table-cell>
          <table:table-cell table:number-columns-repeated="18"/>
          <table:table-cell table:style-name="ce43" table:formula="of:=RIGHT([.A30];LEN([.A30])-1)" office:value-type="string" office:string-value="0x63, 0x00, // .##...##........">
            <text:p>0x63, 0x00, // .##...##........</text:p>
          </table:table-cell>
          <table:table-cell table:number-columns-repeated="1004"/>
        </table:table-row>
        <table:table-row table:style-name="ro7">
          <table:table-cell table:style-name="ce38" office:value-type="string">
            <text:p><text:s/>0xFF, 0x80, // #########.......</text:p>
          </table:table-cell>
          <table:table-cell table:number-columns-repeated="18"/>
          <table:table-cell table:style-name="ce43" table:formula="of:=RIGHT([.A31];LEN([.A31])-1)" office:value-type="string" office:string-value="0xFF, 0x80, // #########.......">
            <text:p>0xFF, 0x80, // #########.......</text:p>
          </table:table-cell>
          <table:table-cell table:number-columns-repeated="1004"/>
        </table:table-row>
        <table:table-row table:style-name="ro7">
          <table:table-cell table:style-name="ce38" office:value-type="string">
            <text:p><text:s/>0xFF, 0x80, // #########.......</text:p>
          </table:table-cell>
          <table:table-cell table:number-columns-repeated="18"/>
          <table:table-cell table:style-name="ce43" table:formula="of:=RIGHT([.A32];LEN([.A32])-1)" office:value-type="string" office:string-value="0xFF, 0x80, // #########.......">
            <text:p>0xFF, 0x80, // #########.......</text:p>
          </table:table-cell>
          <table:table-cell table:number-columns-repeated="1004"/>
        </table:table-row>
        <table:table-row table:style-name="ro7">
          <table:table-cell table:style-name="ce38" office:value-type="string">
            <text:p><text:s/>0xC0, 0x00, // ##..............</text:p>
          </table:table-cell>
          <table:table-cell table:number-columns-repeated="18"/>
          <table:table-cell table:style-name="ce43" table:formula="of:=RIGHT([.A33];LEN([.A33])-1)" office:value-type="string" office:string-value="0xC0, 0x00, // ##..............">
            <text:p>0xC0, 0x00, // ##..............</text:p>
          </table:table-cell>
          <table:table-cell table:number-columns-repeated="1004"/>
        </table:table-row>
        <table:table-row table:style-name="ro7">
          <table:table-cell table:style-name="ce38" office:value-type="string">
            <text:p><text:s/>0x61, 0x80, // .##....##.......</text:p>
          </table:table-cell>
          <table:table-cell table:number-columns-repeated="18"/>
          <table:table-cell table:style-name="ce43" table:formula="of:=RIGHT([.A34];LEN([.A34])-1)" office:value-type="string" office:string-value="0x61, 0x80, // .##....##.......">
            <text:p>0x61, 0x80, // .##....##.......</text:p>
          </table:table-cell>
          <table:table-cell table:number-columns-repeated="1004"/>
        </table:table-row>
        <table:table-row table:style-name="ro7">
          <table:table-cell table:style-name="ce38" office:value-type="string">
            <text:p><text:s/>0x7F, 0x80, // .########.......</text:p>
          </table:table-cell>
          <table:table-cell table:number-columns-repeated="18"/>
          <table:table-cell table:style-name="ce43" table:formula="of:=RIGHT([.A35];LEN([.A35])-1)" office:value-type="string" office:string-value="0x7F, 0x80, // .########.......">
            <text:p>0x7F, 0x80, // .########.......</text:p>
          </table:table-cell>
          <table:table-cell table:number-columns-repeated="1004"/>
        </table:table-row>
        <table:table-row table:style-name="ro7">
          <table:table-cell table:style-name="ce38" office:value-type="string">
            <text:p><text:s/>0x1E, 0x00, // ...####.........</text:p>
          </table:table-cell>
          <table:table-cell table:number-columns-repeated="18"/>
          <table:table-cell table:style-name="ce43" table:formula="of:=RIGHT([.A36];LEN([.A36])-1)" office:value-type="string" office:string-value="0x1E, 0x00, // ...####.........">
            <text:p>0x1E, 0x00, // ...####.........</text:p>
          </table:table-cell>
          <table:table-cell table:number-columns-repeated="1004"/>
        </table:table-row>
        <table:table-row table:style-name="ro7">
          <table:table-cell table:style-name="ce38" office:value-type="string">
            <text:p><text:s/>0x00, 0x00, // ................</text:p>
          </table:table-cell>
          <table:table-cell table:number-columns-repeated="18"/>
          <table:table-cell table:style-name="ce43" table:formula="of:=RIGHT([.A37];LEN([.A37])-1)" office:value-type="string" office:string-value="0x00, 0x00, // ................">
            <text:p>0x00, 0x00, // ................</text:p>
          </table:table-cell>
          <table:table-cell table:number-columns-repeated="1004"/>
        </table:table-row>
        <table:table-row table:style-name="ro7">
          <table:table-cell table:style-name="ce38" office:value-type="string">
            <text:p><text:s/>0x00, 0x00, // ................</text:p>
          </table:table-cell>
          <table:table-cell table:number-columns-repeated="18"/>
          <table:table-cell table:style-name="ce43" table:formula="of:=RIGHT([.A38];LEN([.A38])-1)" office:value-type="string" office:string-value="0x00, 0x00, // ................">
            <text:p>0x00, 0x00, // ................</text:p>
          </table:table-cell>
          <table:table-cell table:number-columns-repeated="1004"/>
        </table:table-row>
        <table:table-row table:style-name="ro7">
          <table:table-cell table:style-name="ce38" office:value-type="string">
            <text:p><text:s/>0x00, 0x00, // ................</text:p>
          </table:table-cell>
          <table:table-cell table:number-columns-repeated="18"/>
          <table:table-cell table:style-name="ce43" table:formula="of:=RIGHT([.A39];LEN([.A39])-1)" office:value-type="string" office:string-value="0x00, 0x00, // ................">
            <text:p>0x00, 0x00, // ................</text:p>
          </table:table-cell>
          <table:table-cell table:number-columns-repeated="1004"/>
        </table:table-row>
        <table:table-row table:style-name="ro7">
          <table:table-cell table:style-name="ce38" office:value-type="string">
            <text:p><text:s/>0x00, 0x00, // ................</text:p>
          </table:table-cell>
          <table:table-cell table:number-columns-repeated="18"/>
          <table:table-cell table:style-name="ce43" table:formula="of:=RIGHT([.A40];LEN([.A40])-1)" office:value-type="string" office:string-value="0x00, 0x00, // ................">
            <text:p>0x00, 0x00, // ................</text:p>
          </table:table-cell>
          <table:table-cell table:number-columns-repeated="1004"/>
        </table:table-row>
        <table:table-row table:style-name="ro7">
          <table:table-cell table:style-name="ce38" office:value-type="string">
            <text:p><text:s/>0x00, 0x00, // ................</text:p>
          </table:table-cell>
          <table:table-cell table:number-columns-repeated="18"/>
          <table:table-cell table:style-name="ce43" table:formula="of:=RIGHT([.A41];LEN([.A41])-1)" office:value-type="string" office:string-value="0x00, 0x00, // ................">
            <text:p>0x00, 0x00, // ................</text:p>
          </table:table-cell>
          <table:table-cell table:number-columns-repeated="1004"/>
        </table:table-row>
        <table:table-row table:style-name="ro7">
          <table:table-cell table:style-name="ce38" office:value-type="string">
            <text:p><text:s/>0x00, 0x00, // ................</text:p>
          </table:table-cell>
          <table:table-cell table:number-columns-repeated="18"/>
          <table:table-cell table:style-name="ce43" table:formula="of:=RIGHT([.A42];LEN([.A42])-1)" office:value-type="string" office:string-value="0x00, 0x00, // ................">
            <text:p>0x00, 0x00, // ................</text:p>
          </table:table-cell>
          <table:table-cell table:number-columns-repeated="1004"/>
        </table:table-row>
        <table:table-row table:style-name="ro7" table:number-rows-repeated="104853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Hexwerte_5x8_2" table:style-name="ta1" table:print="false">
        <table:table-column table:style-name="co13" table:number-columns-repeated="5" table:default-cell-style-name="ce3"/>
        <table:table-column table:style-name="co2" table:default-cell-style-name="ce3"/>
        <table:table-column table:style-name="co13" table:default-cell-style-name="ce3"/>
        <table:table-column table:style-name="co14" table:default-cell-style-name="ce15"/>
        <table:table-column table:style-name="co7" table:number-columns-repeated="1016" table:default-cell-style-name="ce3"/>
        <table:table-row table:style-name="ro4">
          <table:table-cell table:number-columns-repeated="2"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style-name="ce6"/>
          <table:table-cell table:style-name="ce6" table:formula="of:=128*[.A1]+64*[.B1]+32*[.C1]+16*[.D1]+8*[.E1]+4*[.A2]+2*[.B2]+[.C2]" office:value-type="float" office:value="41">
            <text:p>41</text:p>
          </table:table-cell>
          <table:table-cell table:style-name="ce35" table:formula="of:=DEC2HEX([.G1])" office:value-type="string" office:string-value="29">
            <text:p>29</text:p>
          </table:table-cell>
          <table:table-cell table:style-name="ce6" table:number-columns-repeated="1016"/>
        </table:table-row>
        <table:table-row table:style-name="ro4">
          <table:table-cell table:number-columns-repeated="2" table:style-name="ce33"/>
          <table:table-cell table:number-columns-repeated="3" table:style-name="ce33" office:value-type="float" office:value="1">
            <text:p>1</text:p>
          </table:table-cell>
          <table:table-cell table:style-name="ce6"/>
          <table:table-cell table:style-name="ce6" table:formula="of:=128*[.D2]+64*[.E2]+32*[.A3]+16*[.B3]+8*[.C3]+4*[.D3]+2*[.E3]+[.A4]" office:value-type="float" office:value="203">
            <text:p>203</text:p>
          </table:table-cell>
          <table:table-cell table:style-name="ce35" table:formula="of:=DEC2HEX([.G2])" office:value-type="string" office:string-value="CB">
            <text:p>CB</text:p>
          </table:table-cell>
          <table:table-cell table:style-name="ce6" table:number-columns-repeated="1016"/>
        </table:table-row>
        <table:table-row table:style-name="ro4">
          <table:table-cell table:number-columns-repeated="2"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style-name="ce6"/>
          <table:table-cell table:style-name="ce6" table:formula="of:=128*[.B4]+64*[.C4]+32*[.D4]+16*[.E4]+8*[.A5]+4*[.B5]+2*[.C5]+[.D5]" office:value-type="float" office:value="42">
            <text:p>42</text:p>
          </table:table-cell>
          <table:table-cell table:style-name="ce35" table:formula="of:=DEC2HEX([.G3])" office:value-type="string" office:string-value="2A">
            <text:p>2A</text:p>
          </table:table-cell>
          <table:table-cell table:style-name="ce6" table:number-columns-repeated="1016"/>
        </table:table-row>
        <table:table-row table:style-name="ro4">
          <table:table-cell table:style-name="ce33" office:value-type="float" office:value="1">
            <text:p>1</text:p>
          </table:table-cell>
          <table:table-cell table:number-columns-repeated="2" table:style-name="ce33"/>
          <table:table-cell table:style-name="ce33" office:value-type="float" office:value="1">
            <text:p>1</text:p>
          </table:table-cell>
          <table:table-cell table:style-name="ce33"/>
          <table:table-cell table:style-name="ce6"/>
          <table:table-cell table:style-name="ce6" table:formula="of:=128*[.E5]+64*[.A6]+32*[.B6]+16*[.C6]+8*[.D6]+4*[.E6]+2*[.A7]+[.B7]" office:value-type="float" office:value="98">
            <text:p>98</text:p>
          </table:table-cell>
          <table:table-cell table:style-name="ce35" table:formula="of:=DEC2HEX([.G4])" office:value-type="string" office:string-value="62">
            <text:p>62</text:p>
          </table:table-cell>
          <table:table-cell table:style-name="ce6" table:number-columns-repeated="1016"/>
        </table:table-row>
        <table:table-row table:style-name="ro4">
          <table:table-cell table:style-name="ce33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number-columns-repeated="2" table:style-name="ce33"/>
          <table:table-cell table:style-name="ce6"/>
          <table:table-cell table:style-name="ce6" table:formula="of:=128*[.C7]+64*[.D7]+32*[.E7]+16*[.A8]+8*[.B8]+4*[.C8]+2*[.D8]+[.E8]" office:value-type="float" office:value="146">
            <text:p>146</text:p>
          </table:table-cell>
          <table:table-cell table:style-name="ce35" table:formula="of:=DEC2HEX([.G5])" office:value-type="string" office:string-value="92">
            <text:p>92</text:p>
          </table:table-cell>
          <table:table-cell table:style-name="ce6" table:number-columns-repeated="1016"/>
        </table:table-row>
        <table:table-row table:style-name="ro4">
          <table:table-cell table:number-columns-repeated="2" table:style-name="ce33" office:value-type="float" office:value="1">
            <text:p>1</text:p>
          </table:table-cell>
          <table:table-cell table:number-columns-repeated="3" table:style-name="ce33"/>
          <table:table-cell table:style-name="ce6" table:number-columns-repeated="2"/>
          <table:table-cell table:style-name="ce36"/>
          <table:table-cell table:style-name="ce6" table:number-columns-repeated="1016"/>
        </table:table-row>
        <table:table-row table:style-name="ro4">
          <table:table-cell table:style-name="ce33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number-columns-repeated="2" table:style-name="ce33"/>
          <table:table-cell table:style-name="ce6" table:number-columns-repeated="2"/>
          <table:table-cell table:style-name="ce36"/>
          <table:table-cell table:style-name="ce6" table:number-columns-repeated="1016"/>
        </table:table-row>
        <table:table-row table:style-name="ro4">
          <table:table-cell table:style-name="ce33" office:value-type="float" office:value="1">
            <text:p>1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">
            <text:p>0</text:p>
          </table:table-cell>
          <table:table-cell table:style-name="ce6" table:number-columns-repeated="2"/>
          <table:table-cell table:style-name="ce36"/>
          <table:table-cell table:style-name="ce6" table:number-columns-repeated="1016"/>
        </table:table-row>
        <table:table-row table:style-name="ro2">
          <table:table-cell table:style-name="ce6" table:number-columns-repeated="7"/>
          <table:table-cell table:style-name="ce13"/>
          <table:table-cell table:style-name="ce6" table:number-columns-repeated="1016"/>
        </table:table-row>
        <table:table-row table:style-name="ro2">
          <table:table-cell table:style-name="ce34" table:formula="of:=&quot;0x&quot;&amp;TEXT([.H1];&quot;00&quot;)&amp;&quot;, 0x&quot;&amp;TEXT([.H2];&quot;00&quot;)&amp;&quot;, 0x&quot;&amp;TEXT([.H3];&quot;00&quot;)&amp;&quot;, 0x&quot;&amp;TEXT([.H4];&quot;00&quot;)&amp;&quot;, 0x&quot;&amp;TEXT([.H5];&quot;00&quot;)&amp;&quot;,&quot;" office:value-type="string" office:string-value="0x29, 0xCB, 0x2A, 0x62, 0x92,">
            <text:p>0x29, 0xCB, 0x2A, 0x62, 0x92,</text:p>
          </table:table-cell>
          <table:table-cell table:style-name="ce11" table:number-columns-repeated="6"/>
          <table:table-cell table:style-name="ce14"/>
          <table:table-cell table:style-name="ce6" table:number-columns-repeated="1016"/>
        </table:table-row>
        <table:table-row table:style-name="ro2">
          <table:table-cell table:style-name="ce6" table:number-columns-repeated="7"/>
          <table:table-cell table:style-name="ce13"/>
          <table:table-cell table:style-name="ce6" table:number-columns-repeated="1016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2" table:print="false">
        <table:table-column table:style-name="co15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2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5">
      <style:page-layout-properties style:num-format="1" style:print-orientation="landscape" fo:margin-top="0.801cm" fo:margin-bottom="0.801cm" fo:margin-left="1.799cm" fo:margin-right="0.4cm" style:print-page-order="ttb" style:first-page-number="continue" style:scale-to="100%" style:print="charts drawings objects"/>
      <style:header-style>
        <style:header-footer-properties fo:min-height="0.3cm" fo:margin-left="1.799cm" fo:margin-right="0.4cm" fo:margin-bottom="0cm"/>
      </style:header-style>
      <style:footer-style>
        <style:header-footer-properties fo:min-height="0.499cm" fo:margin-left="1.799cm" fo:margin-right="0.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26.04.2018</text:date>, <text:time>18:52:0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DI Karl Hartinger</meta:initial-creator>
    <dc:creator>Karl Hartinger</dc:creator>
    <meta:creation-date>2017-01-08T17:44:13Z</meta:creation-date>
    <dc:date>2018-04-26T18:52:05.11</dc:date>
    <meta:print-date>2017-01-09T19:37:43Z</meta:print-date>
    <meta:editing-duration>PT21H11M8S</meta:editing-duration>
    <meta:editing-cycles>54</meta:editing-cycles>
    <meta:document-statistic meta:table-count="4" meta:cell-count="931" meta:object-count="0"/>
  </office:meta>
</office:document-meta>
</file>